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1.705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21.0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dafunit">
      <style:table-properties table:display="true" style:writing-mode="lr-tb"/>
    </style:style>
    <style:style style:name="ta2" style:family="table" style:master-page-name="PageStyle_5f_dafrek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afuni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kode</text:p>
          </table:table-cell>
          <table:table-cell office:value-type="string">
            <text:p>uraian</text:p>
          </table:table-cell>
          <table:table-cell office:value-type="string">
            <text:p>level_id</text:p>
          </table:table-cell>
          <table:table-cell office:value-type="string">
            <text:p>is_summary</text:p>
          </table:table-cell>
          <table:table-cell table:number-columns-repeated="250"/>
        </table:table-row>
        <table:table-row table:style-name="ro1">
          <table:table-cell office:value-type="string">
            <text:p>1        </text:p>
          </table:table-cell>
          <table:table-cell office:value-type="string">
            <text:p>1.</text:p>
          </table:table-cell>
          <table:table-cell office:value-type="string">
            <text:p>URUSAN WAJIB</text:p>
          </table:table-cell>
          <table:table-cell table:number-columns-repeated="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        </text:p>
          </table:table-cell>
          <table:table-cell office:value-type="string">
            <text:p>1.01.</text:p>
          </table:table-cell>
          <table:table-cell office:value-type="string">
            <text:p>Pendidik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        </text:p>
          </table:table-cell>
          <table:table-cell office:value-type="string">
            <text:p>1.01.01.</text:p>
          </table:table-cell>
          <table:table-cell office:value-type="string">
            <text:p>DINAS PENDIDIK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        </text:p>
          </table:table-cell>
          <table:table-cell office:value-type="string">
            <text:p>1.01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        </text:p>
          </table:table-cell>
          <table:table-cell office:value-type="string">
            <text:p>1.01.01.02.</text:p>
          </table:table-cell>
          <table:table-cell office:value-type="string">
            <text:p>Bidang Pendidikan Das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        </text:p>
          </table:table-cell>
          <table:table-cell office:value-type="string">
            <text:p>1.01.01.03.</text:p>
          </table:table-cell>
          <table:table-cell office:value-type="string">
            <text:p>Bidang Pendidikan Menengah dan Tingg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        </text:p>
          </table:table-cell>
          <table:table-cell office:value-type="string">
            <text:p>1.01.01.04.</text:p>
          </table:table-cell>
          <table:table-cell office:value-type="string">
            <text:p>Bidang Pendidikan Luar Bias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        </text:p>
          </table:table-cell>
          <table:table-cell office:value-type="string">
            <text:p>1.01.01.05.</text:p>
          </table:table-cell>
          <table:table-cell office:value-type="string">
            <text:p>Bidang Sarana dan Prasara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        </text:p>
          </table:table-cell>
          <table:table-cell office:value-type="string">
            <text:p>1.01.01.06.</text:p>
          </table:table-cell>
          <table:table-cell office:value-type="string">
            <text:p>Balai Pelatihan Pendidik dan Tenaga Kependidikan Pendidik Um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       </text:p>
          </table:table-cell>
          <table:table-cell office:value-type="string">
            <text:p>1.01.01.07.</text:p>
          </table:table-cell>
          <table:table-cell office:value-type="string">
            <text:p>Balai Pelatihan Pendidik dan Tenaga Kependidikan Pendidikan Kejuru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       </text:p>
          </table:table-cell>
          <table:table-cell office:value-type="string">
            <text:p>1.01.01.08.</text:p>
          </table:table-cell>
          <table:table-cell office:value-type="string">
            <text:p>Balai Pelatihan Pendidik dan Tenaga Kependidikan Pendidikan Luar Bias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       </text:p>
          </table:table-cell>
          <table:table-cell office:value-type="string">
            <text:p>1.01.01.09.</text:p>
          </table:table-cell>
          <table:table-cell office:value-type="string">
            <text:p>Balai Pengembangan Bahasa Daerah dan Kesen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       </text:p>
          </table:table-cell>
          <table:table-cell office:value-type="string">
            <text:p>1.02.</text:p>
          </table:table-cell>
          <table:table-cell office:value-type="string">
            <text:p>Kesehat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4       </text:p>
          </table:table-cell>
          <table:table-cell office:value-type="string">
            <text:p>1.02.01.</text:p>
          </table:table-cell>
          <table:table-cell office:value-type="string">
            <text:p>DINAS KESEHA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5       </text:p>
          </table:table-cell>
          <table:table-cell office:value-type="string">
            <text:p>1.02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       </text:p>
          </table:table-cell>
          <table:table-cell office:value-type="string">
            <text:p>1.02.01.02.</text:p>
          </table:table-cell>
          <table:table-cell office:value-type="string">
            <text:p>Bidang Regulasi dan Kebijakan Keseh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       </text:p>
          </table:table-cell>
          <table:table-cell office:value-type="string">
            <text:p>1.02.01.03.</text:p>
          </table:table-cell>
          <table:table-cell office:value-type="string">
            <text:p>Bidang Bina Pelayanan Keseh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       </text:p>
          </table:table-cell>
          <table:table-cell office:value-type="string">
            <text:p>1.02.01.04.</text:p>
          </table:table-cell>
          <table:table-cell office:value-type="string">
            <text:p>Bidang Bina Penyehatan Lingkungan dan Pencegahan Penyaki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       </text:p>
          </table:table-cell>
          <table:table-cell office:value-type="string">
            <text:p>1.02.01.05.</text:p>
          </table:table-cell>
          <table:table-cell office:value-type="string">
            <text:p>Bidang Sumber Daya Keseh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       </text:p>
          </table:table-cell>
          <table:table-cell office:value-type="string">
            <text:p>1.02.01.06.</text:p>
          </table:table-cell>
          <table:table-cell office:value-type="string">
            <text:p>Balai Laboratorium Keseh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       </text:p>
          </table:table-cell>
          <table:table-cell office:value-type="string">
            <text:p>1.02.01.07.</text:p>
          </table:table-cell>
          <table:table-cell office:value-type="string">
            <text:p>Balai Pelatihan Tenaga Kesehatan Masyarak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       </text:p>
          </table:table-cell>
          <table:table-cell office:value-type="string">
            <text:p>1.02.01.08.</text:p>
          </table:table-cell>
          <table:table-cell office:value-type="string">
            <text:p>Balai Kesehatan Kerja Masyarak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       </text:p>
          </table:table-cell>
          <table:table-cell office:value-type="string">
            <text:p>1.02.01.09.</text:p>
          </table:table-cell>
          <table:table-cell office:value-type="string">
            <text:p>Balai Kesehatan Paru Masyarak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       </text:p>
          </table:table-cell>
          <table:table-cell office:value-type="string">
            <text:p>1.02.02.</text:p>
          </table:table-cell>
          <table:table-cell office:value-type="string">
            <text:p>RUMAH SAKIT JIW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5       </text:p>
          </table:table-cell>
          <table:table-cell office:value-type="string">
            <text:p>1.02.02.01.</text:p>
          </table:table-cell>
          <table:table-cell office:value-type="string">
            <text:p>Bagian Sumber Daya Manusia dan Perencan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       </text:p>
          </table:table-cell>
          <table:table-cell office:value-type="string">
            <text:p>1.02.02.02.</text:p>
          </table:table-cell>
          <table:table-cell office:value-type="string">
            <text:p>Bagian Keuangan dan Akuntan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       </text:p>
          </table:table-cell>
          <table:table-cell office:value-type="string">
            <text:p>1.02.02.03.</text:p>
          </table:table-cell>
          <table:table-cell office:value-type="string">
            <text:p>Bagian Um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       </text:p>
          </table:table-cell>
          <table:table-cell office:value-type="string">
            <text:p>1.02.02.04.</text:p>
          </table:table-cell>
          <table:table-cell office:value-type="string">
            <text:p>Bidang Pelayanan Med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       </text:p>
          </table:table-cell>
          <table:table-cell office:value-type="string">
            <text:p>1.02.02.05.</text:p>
          </table:table-cell>
          <table:table-cell office:value-type="string">
            <text:p>Bidang Pelayanan Peraw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0       </text:p>
          </table:table-cell>
          <table:table-cell office:value-type="string">
            <text:p>1.02.02.06.</text:p>
          </table:table-cell>
          <table:table-cell office:value-type="string">
            <text:p>Bidang Pelayanan Penunj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       </text:p>
          </table:table-cell>
          <table:table-cell office:value-type="string">
            <text:p>1.02.03.</text:p>
          </table:table-cell>
          <table:table-cell office:value-type="string">
            <text:p>RUMAH SAKIT PAR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2       </text:p>
          </table:table-cell>
          <table:table-cell office:value-type="string">
            <text:p>1.02.03.01.</text:p>
          </table:table-cell>
          <table:table-cell office:value-type="string">
            <text:p>Subbagian Tat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       </text:p>
          </table:table-cell>
          <table:table-cell office:value-type="string">
            <text:p>1.02.03.02.</text:p>
          </table:table-cell>
          <table:table-cell office:value-type="string">
            <text:p>Seksi Pelayanan Medi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       </text:p>
          </table:table-cell>
          <table:table-cell office:value-type="string">
            <text:p>1.02.03.03.</text:p>
          </table:table-cell>
          <table:table-cell office:value-type="string">
            <text:p>Seksi Pelayanan Peraw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       </text:p>
          </table:table-cell>
          <table:table-cell office:value-type="string">
            <text:p>1.02.03.04.</text:p>
          </table:table-cell>
          <table:table-cell office:value-type="string">
            <text:p>Seksi Penunjang Med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       </text:p>
          </table:table-cell>
          <table:table-cell office:value-type="string">
            <text:p>1.02.04.</text:p>
          </table:table-cell>
          <table:table-cell office:value-type="string">
            <text:p>RUMAH SAKIT UMUM DAERAH AL-IHS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7       </text:p>
          </table:table-cell>
          <table:table-cell office:value-type="string">
            <text:p>1.02.04.01.</text:p>
          </table:table-cell>
          <table:table-cell office:value-type="string">
            <text:p>Bagian Umum dan Huk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       </text:p>
          </table:table-cell>
          <table:table-cell office:value-type="string">
            <text:p>1.02.04.02.</text:p>
          </table:table-cell>
          <table:table-cell office:value-type="string">
            <text:p>Bagian Sumber Daya Manus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       </text:p>
          </table:table-cell>
          <table:table-cell office:value-type="string">
            <text:p>1.02.04.03.</text:p>
          </table:table-cell>
          <table:table-cell office:value-type="string">
            <text:p>Bagian keuangan dan Akuntan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       </text:p>
          </table:table-cell>
          <table:table-cell office:value-type="string">
            <text:p>1.02.04.04.</text:p>
          </table:table-cell>
          <table:table-cell office:value-type="string">
            <text:p>Bidang Med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       </text:p>
          </table:table-cell>
          <table:table-cell office:value-type="string">
            <text:p>1.02.04.05.</text:p>
          </table:table-cell>
          <table:table-cell office:value-type="string">
            <text:p>Bidang Keperaw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       </text:p>
          </table:table-cell>
          <table:table-cell office:value-type="string">
            <text:p>1.02.04.06.</text:p>
          </table:table-cell>
          <table:table-cell office:value-type="string">
            <text:p>Bidang Penunjang Med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       </text:p>
          </table:table-cell>
          <table:table-cell office:value-type="string">
            <text:p>1.03.</text:p>
          </table:table-cell>
          <table:table-cell office:value-type="string">
            <text:p>Pekerjaan Umu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4       </text:p>
          </table:table-cell>
          <table:table-cell office:value-type="string">
            <text:p>1.03.01.</text:p>
          </table:table-cell>
          <table:table-cell office:value-type="string">
            <text:p>DINAS BINA MARG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5       </text:p>
          </table:table-cell>
          <table:table-cell office:value-type="string">
            <text:p>1.03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6       </text:p>
          </table:table-cell>
          <table:table-cell office:value-type="string">
            <text:p>1.03.01.02.</text:p>
          </table:table-cell>
          <table:table-cell office:value-type="string">
            <text:p>Bidang Tekn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7       </text:p>
          </table:table-cell>
          <table:table-cell office:value-type="string">
            <text:p>1.03.01.03.</text:p>
          </table:table-cell>
          <table:table-cell office:value-type="string">
            <text:p>Bidang Pembang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8       </text:p>
          </table:table-cell>
          <table:table-cell office:value-type="string">
            <text:p>1.03.01.04.</text:p>
          </table:table-cell>
          <table:table-cell office:value-type="string">
            <text:p>Bidang Pemeliharaan dan Penanganan Bencana Ala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9       </text:p>
          </table:table-cell>
          <table:table-cell office:value-type="string">
            <text:p>1.03.01.05.</text:p>
          </table:table-cell>
          <table:table-cell office:value-type="string">
            <text:p>Bidang Pengawasan Pemanfa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       </text:p>
          </table:table-cell>
          <table:table-cell office:value-type="string">
            <text:p>1.03.01.06.</text:p>
          </table:table-cell>
          <table:table-cell office:value-type="string">
            <text:p>Balai Pengelolaan Jalan Wilayah Pelayanan 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       </text:p>
          </table:table-cell>
          <table:table-cell office:value-type="string">
            <text:p>1.03.01.07.</text:p>
          </table:table-cell>
          <table:table-cell office:value-type="string">
            <text:p>Balai Pengelolaan Jalan Wilayah Pelayanan I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       </text:p>
          </table:table-cell>
          <table:table-cell office:value-type="string">
            <text:p>1.03.01.08.</text:p>
          </table:table-cell>
          <table:table-cell office:value-type="string">
            <text:p>Balai Pengelolaan Jalan Wilayah Pelayanan II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3       </text:p>
          </table:table-cell>
          <table:table-cell office:value-type="string">
            <text:p>1.03.01.09.</text:p>
          </table:table-cell>
          <table:table-cell office:value-type="string">
            <text:p>Balai Pengelolaan Jalan Wilayah Pelayanan I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4       </text:p>
          </table:table-cell>
          <table:table-cell office:value-type="string">
            <text:p>1.03.01.10.</text:p>
          </table:table-cell>
          <table:table-cell office:value-type="string">
            <text:p>Balai Pengelolaan Jalan Wilayah Pelayanan 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5       </text:p>
          </table:table-cell>
          <table:table-cell office:value-type="string">
            <text:p>1.03.01.11.</text:p>
          </table:table-cell>
          <table:table-cell office:value-type="string">
            <text:p>Balai Pengelolaan Jalan Wilayah Pelayanan V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6       </text:p>
          </table:table-cell>
          <table:table-cell office:value-type="string">
            <text:p>1.03.02.</text:p>
          </table:table-cell>
          <table:table-cell office:value-type="string">
            <text:p>Dinas Pengelolaan Sumber Daya Ai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7       </text:p>
          </table:table-cell>
          <table:table-cell office:value-type="string">
            <text:p>1.03.02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       </text:p>
          </table:table-cell>
          <table:table-cell office:value-type="string">
            <text:p>1.03.02.02.</text:p>
          </table:table-cell>
          <table:table-cell office:value-type="string">
            <text:p>Bidang Rekayasa Tekn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9       </text:p>
          </table:table-cell>
          <table:table-cell office:value-type="string">
            <text:p>1.03.02.03.</text:p>
          </table:table-cell>
          <table:table-cell office:value-type="string">
            <text:p>Bidang Konstruk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0       </text:p>
          </table:table-cell>
          <table:table-cell office:value-type="string">
            <text:p>1.03.02.04.</text:p>
          </table:table-cell>
          <table:table-cell office:value-type="string">
            <text:p>Bidang Operasi dan Progra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1       </text:p>
          </table:table-cell>
          <table:table-cell office:value-type="string">
            <text:p>1.03.02.05.</text:p>
          </table:table-cell>
          <table:table-cell office:value-type="string">
            <text:p>Bidang Bina Manfa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2       </text:p>
          </table:table-cell>
          <table:table-cell office:value-type="string">
            <text:p>1.03.02.06.</text:p>
          </table:table-cell>
          <table:table-cell office:value-type="string">
            <text:p>Balai Pendayagunaan Sumber Daya Air Wilayah Sungai Ciliwung-Cisadan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3       </text:p>
          </table:table-cell>
          <table:table-cell office:value-type="string">
            <text:p>1.03.02.07.</text:p>
          </table:table-cell>
          <table:table-cell office:value-type="string">
            <text:p>Balai Pendayagunaan Sumber Daya Air Wilayah Sungai Cisadea-Cibaren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4       </text:p>
          </table:table-cell>
          <table:table-cell office:value-type="string">
            <text:p>1.03.02.08.</text:p>
          </table:table-cell>
          <table:table-cell office:value-type="string">
            <text:p>Balai Pendayagunaan Sumber Daya Air Wilayah Sungai Citar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       </text:p>
          </table:table-cell>
          <table:table-cell office:value-type="string">
            <text:p>1.03.02.09.</text:p>
          </table:table-cell>
          <table:table-cell office:value-type="string">
            <text:p>Balai Pendayagunaan Sumber Daya Air Wilayah Sungai Cimanuk-Cisanggaru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       </text:p>
          </table:table-cell>
          <table:table-cell office:value-type="string">
            <text:p>1.03.02.10.</text:p>
          </table:table-cell>
          <table:table-cell office:value-type="string">
            <text:p>Balai Pendayagunaan Sumber Daya Air Wilayah Sungai Citandu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       </text:p>
          </table:table-cell>
          <table:table-cell office:value-type="string">
            <text:p>1.03.02.11.</text:p>
          </table:table-cell>
          <table:table-cell office:value-type="string">
            <text:p>Balai Pendayagunaan Sumber Daya Air Wilayah Sungai Ciwulan-Cilak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       </text:p>
          </table:table-cell>
          <table:table-cell office:value-type="string">
            <text:p>1.03.02.12.</text:p>
          </table:table-cell>
          <table:table-cell office:value-type="string">
            <text:p>Balai Data dan Informasi Sumber Daya Ai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       </text:p>
          </table:table-cell>
          <table:table-cell office:value-type="string">
            <text:p>1.04.</text:p>
          </table:table-cell>
          <table:table-cell office:value-type="string">
            <text:p>Perumah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70       </text:p>
          </table:table-cell>
          <table:table-cell office:value-type="string">
            <text:p>1.05.</text:p>
          </table:table-cell>
          <table:table-cell office:value-type="string">
            <text:p>Penataan Rua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71       </text:p>
          </table:table-cell>
          <table:table-cell office:value-type="string">
            <text:p>1.05.01.</text:p>
          </table:table-cell>
          <table:table-cell office:value-type="string">
            <text:p>Dinas Permukiman dan Perumah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72       </text:p>
          </table:table-cell>
          <table:table-cell office:value-type="string">
            <text:p>1.05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3       </text:p>
          </table:table-cell>
          <table:table-cell office:value-type="string">
            <text:p>1.05.01.02.</text:p>
          </table:table-cell>
          <table:table-cell office:value-type="string">
            <text:p>Bidang Tata Ruang Kawas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4       </text:p>
          </table:table-cell>
          <table:table-cell office:value-type="string">
            <text:p>1.05.01.03.</text:p>
          </table:table-cell>
          <table:table-cell office:value-type="string">
            <text:p>Bidang Permuki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5       </text:p>
          </table:table-cell>
          <table:table-cell office:value-type="string">
            <text:p>1.05.01.04.</text:p>
          </table:table-cell>
          <table:table-cell office:value-type="string">
            <text:p>Bidang Perum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6       </text:p>
          </table:table-cell>
          <table:table-cell office:value-type="string">
            <text:p>1.05.01.05.</text:p>
          </table:table-cell>
          <table:table-cell office:value-type="string">
            <text:p>Bidang Jasa Konstruk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7       </text:p>
          </table:table-cell>
          <table:table-cell office:value-type="string">
            <text:p>1.05.01.06.</text:p>
          </table:table-cell>
          <table:table-cell office:value-type="string">
            <text:p>Balai Pengujian Mutu Konstruksi dan Lingku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8       </text:p>
          </table:table-cell>
          <table:table-cell office:value-type="string">
            <text:p>1.05.01.07.</text:p>
          </table:table-cell>
          <table:table-cell office:value-type="string">
            <text:p>Balai Pengelolaan Sampah Regional Jawa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67      </text:p>
          </table:table-cell>
          <table:table-cell office:value-type="string">
            <text:p>1.05.01.08.</text:p>
          </table:table-cell>
          <table:table-cell office:value-type="string">
            <text:p>Balai Pengelolaan dan Pelayanan Perumahan Jawa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9       </text:p>
          </table:table-cell>
          <table:table-cell office:value-type="string">
            <text:p>1.06.</text:p>
          </table:table-cell>
          <table:table-cell office:value-type="string">
            <text:p>Perencanaan Pembangun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80       </text:p>
          </table:table-cell>
          <table:table-cell office:value-type="string">
            <text:p>1.06.01.</text:p>
          </table:table-cell>
          <table:table-cell office:value-type="string">
            <text:p>Badan Perencanaan Pembangun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81       </text:p>
          </table:table-cell>
          <table:table-cell office:value-type="string">
            <text:p>1.06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2       </text:p>
          </table:table-cell>
          <table:table-cell office:value-type="string">
            <text:p>1.06.01.02.</text:p>
          </table:table-cell>
          <table:table-cell office:value-type="string">
            <text:p>Bidang Penelitian, Pengendalian dan Evalu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3       </text:p>
          </table:table-cell>
          <table:table-cell office:value-type="string">
            <text:p>1.06.01.03.</text:p>
          </table:table-cell>
          <table:table-cell office:value-type="string">
            <text:p>Bidang Fis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4       </text:p>
          </table:table-cell>
          <table:table-cell office:value-type="string">
            <text:p>1.06.01.04.</text:p>
          </table:table-cell>
          <table:table-cell office:value-type="string">
            <text:p>Bidang Ekonom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5       </text:p>
          </table:table-cell>
          <table:table-cell office:value-type="string">
            <text:p>1.06.01.05.</text:p>
          </table:table-cell>
          <table:table-cell office:value-type="string">
            <text:p>Bidang Sosial dan Bud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6       </text:p>
          </table:table-cell>
          <table:table-cell office:value-type="string">
            <text:p>1.06.01.06.</text:p>
          </table:table-cell>
          <table:table-cell office:value-type="string">
            <text:p>Bidang Pemerint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7       </text:p>
          </table:table-cell>
          <table:table-cell office:value-type="string">
            <text:p>1.06.01.07.</text:p>
          </table:table-cell>
          <table:table-cell office:value-type="string">
            <text:p>Bidang Pendanaan Pembang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8       </text:p>
          </table:table-cell>
          <table:table-cell office:value-type="string">
            <text:p>1.06.01.08.</text:p>
          </table:table-cell>
          <table:table-cell office:value-type="string">
            <text:p>Balai Pusat Data dan Analisa Pembangunan Jawa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9       </text:p>
          </table:table-cell>
          <table:table-cell office:value-type="string">
            <text:p>1.07.</text:p>
          </table:table-cell>
          <table:table-cell office:value-type="string">
            <text:p>Perhubung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90       </text:p>
          </table:table-cell>
          <table:table-cell office:value-type="string">
            <text:p>1.07.01.</text:p>
          </table:table-cell>
          <table:table-cell office:value-type="string">
            <text:p>Dinas Perhubung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91       </text:p>
          </table:table-cell>
          <table:table-cell office:value-type="string">
            <text:p>1.07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2       </text:p>
          </table:table-cell>
          <table:table-cell office:value-type="string">
            <text:p>1.07.01.02.</text:p>
          </table:table-cell>
          <table:table-cell office:value-type="string">
            <text:p>Bidang Transportasi D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3       </text:p>
          </table:table-cell>
          <table:table-cell office:value-type="string">
            <text:p>1.07.01.03.</text:p>
          </table:table-cell>
          <table:table-cell office:value-type="string">
            <text:p>Bidang Transportasi Laut dan Angkutan Sungai, Danau dan Penyebrangan (ASDP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4       </text:p>
          </table:table-cell>
          <table:table-cell office:value-type="string">
            <text:p>1.07.01.04.</text:p>
          </table:table-cell>
          <table:table-cell office:value-type="string">
            <text:p>Bidang Transportasi Uda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5       </text:p>
          </table:table-cell>
          <table:table-cell office:value-type="string">
            <text:p>1.07.01.05.</text:p>
          </table:table-cell>
          <table:table-cell office:value-type="string">
            <text:p>Bidang Bina Sistem Operasional Transport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6       </text:p>
          </table:table-cell>
          <table:table-cell office:value-type="string">
            <text:p>1.07.01.06.</text:p>
          </table:table-cell>
          <table:table-cell office:value-type="string">
            <text:p>Balai Pengelolaan Pelabuhan Laut, Angkutan Sungai, Danau dan Penyebrangan (ASDP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7       </text:p>
          </table:table-cell>
          <table:table-cell office:value-type="string">
            <text:p>1.07.01.07.</text:p>
          </table:table-cell>
          <table:table-cell office:value-type="string">
            <text:p>Balai Pengelolaan Bandar Uda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8       </text:p>
          </table:table-cell>
          <table:table-cell office:value-type="string">
            <text:p>1.07.01.08.</text:p>
          </table:table-cell>
          <table:table-cell office:value-type="string">
            <text:p>UPTD Lalu Lintas dan Angkutan Jalan Wilayah 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9       </text:p>
          </table:table-cell>
          <table:table-cell office:value-type="string">
            <text:p>1.07.01.09.</text:p>
          </table:table-cell>
          <table:table-cell office:value-type="string">
            <text:p>UPTD Lalu Lintas dan Angkutan Jalan Wilayah I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0      </text:p>
          </table:table-cell>
          <table:table-cell office:value-type="string">
            <text:p>1.08.</text:p>
          </table:table-cell>
          <table:table-cell office:value-type="string">
            <text:p>Lingkungan Hidu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01      </text:p>
          </table:table-cell>
          <table:table-cell office:value-type="string">
            <text:p>1.08.01.</text:p>
          </table:table-cell>
          <table:table-cell office:value-type="string">
            <text:p>Badan Pengelolaan Lingkungan Hidup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02      </text:p>
          </table:table-cell>
          <table:table-cell office:value-type="string">
            <text:p>1.08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3      </text:p>
          </table:table-cell>
          <table:table-cell office:value-type="string">
            <text:p>1.08.01.02.</text:p>
          </table:table-cell>
          <table:table-cell office:value-type="string">
            <text:p>Bidang Tata Kelola Lingku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4      </text:p>
          </table:table-cell>
          <table:table-cell office:value-type="string">
            <text:p>1.08.01.03.</text:p>
          </table:table-cell>
          <table:table-cell office:value-type="string">
            <text:p>Bidang Pengendalian Pencemaran Lingku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5      </text:p>
          </table:table-cell>
          <table:table-cell office:value-type="string">
            <text:p>1.08.01.04.</text:p>
          </table:table-cell>
          <table:table-cell office:value-type="string">
            <text:p>Bidang Konservasi SDA dan Mitigasi Benca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6      </text:p>
          </table:table-cell>
          <table:table-cell office:value-type="string">
            <text:p>1.08.01.05.</text:p>
          </table:table-cell>
          <table:table-cell office:value-type="string">
            <text:p>Bidang Penataan Hukum, Kemitraan dan Pengembangan Kapasitas Lingku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7      </text:p>
          </table:table-cell>
          <table:table-cell office:value-type="string">
            <text:p>1.09.</text:p>
          </table:table-cell>
          <table:table-cell office:value-type="string">
            <text:p>Pertanah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08      </text:p>
          </table:table-cell>
          <table:table-cell office:value-type="string">
            <text:p>1.10.</text:p>
          </table:table-cell>
          <table:table-cell office:value-type="string">
            <text:p>Kependudukan dan Catatan Sipi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09      </text:p>
          </table:table-cell>
          <table:table-cell office:value-type="string">
            <text:p>1.11.</text:p>
          </table:table-cell>
          <table:table-cell office:value-type="string">
            <text:p>Pemberdayaan Perempuan dan Perlindungan Ana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10      </text:p>
          </table:table-cell>
          <table:table-cell office:value-type="string">
            <text:p>1.11.01.</text:p>
          </table:table-cell>
          <table:table-cell office:value-type="string">
            <text:p>Badan Pemberdayaan Perempuan Perlindungan Anak dan KB  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11      </text:p>
          </table:table-cell>
          <table:table-cell office:value-type="string">
            <text:p>1.11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2      </text:p>
          </table:table-cell>
          <table:table-cell office:value-type="string">
            <text:p>1.11.01.02.</text:p>
          </table:table-cell>
          <table:table-cell office:value-type="string">
            <text:p>Bidang Peningkatan Kualitas Hidup dan Perlindungan Perempu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3      </text:p>
          </table:table-cell>
          <table:table-cell office:value-type="string">
            <text:p>1.11.01.03.</text:p>
          </table:table-cell>
          <table:table-cell office:value-type="string">
            <text:p>Bidang Pengarusutamaan Gender dan Kerjasa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4      </text:p>
          </table:table-cell>
          <table:table-cell office:value-type="string">
            <text:p>1.11.01.04.</text:p>
          </table:table-cell>
          <table:table-cell office:value-type="string">
            <text:p>Bidang Kesejahteraan dan Perlindungan Ana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5      </text:p>
          </table:table-cell>
          <table:table-cell office:value-type="string">
            <text:p>1.11.01.05.</text:p>
          </table:table-cell>
          <table:table-cell office:value-type="string">
            <text:p>Bidang Keluarga Berencana dan Kesejahteraan Keluarg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6      </text:p>
          </table:table-cell>
          <table:table-cell office:value-type="string">
            <text:p>1.12.</text:p>
          </table:table-cell>
          <table:table-cell office:value-type="string">
            <text:p>Keluarga Berencana dan Keluarga Sejahte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17      </text:p>
          </table:table-cell>
          <table:table-cell office:value-type="string">
            <text:p>1.13.</text:p>
          </table:table-cell>
          <table:table-cell office:value-type="string">
            <text:p>Sosi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18      </text:p>
          </table:table-cell>
          <table:table-cell office:value-type="string">
            <text:p>1.13.01.</text:p>
          </table:table-cell>
          <table:table-cell office:value-type="string">
            <text:p>Dinas Sosi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19      </text:p>
          </table:table-cell>
          <table:table-cell office:value-type="string">
            <text:p>1.13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0      </text:p>
          </table:table-cell>
          <table:table-cell office:value-type="string">
            <text:p>1.13.01.02.</text:p>
          </table:table-cell>
          <table:table-cell office:value-type="string">
            <text:p>Bidang Pembina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1      </text:p>
          </table:table-cell>
          <table:table-cell office:value-type="string">
            <text:p>1.13.01.03.</text:p>
          </table:table-cell>
          <table:table-cell office:value-type="string">
            <text:p>Bidang Pelayanan dan Rehabilitasi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2      </text:p>
          </table:table-cell>
          <table:table-cell office:value-type="string">
            <text:p>1.13.01.04.</text:p>
          </table:table-cell>
          <table:table-cell office:value-type="string">
            <text:p>Bidang Pemberdaya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3      </text:p>
          </table:table-cell>
          <table:table-cell office:value-type="string">
            <text:p>1.13.01.05.</text:p>
          </table:table-cell>
          <table:table-cell office:value-type="string">
            <text:p>Bidang Bantuan dan Perlindung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4      </text:p>
          </table:table-cell>
          <table:table-cell office:value-type="string">
            <text:p>1.13.01.06.</text:p>
          </table:table-cell>
          <table:table-cell office:value-type="string">
            <text:p>Balai Perlindungan Sosial Tresna Werdha Ciparay - Bandung dan Pemeliharaan Taman Makam Pahlaw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5      </text:p>
          </table:table-cell>
          <table:table-cell office:value-type="string">
            <text:p>1.13.01.07.</text:p>
          </table:table-cell>
          <table:table-cell office:value-type="string">
            <text:p>Balai Perlindungan Sosial Asuhan Anak Pagaden-Sub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6      </text:p>
          </table:table-cell>
          <table:table-cell office:value-type="string">
            <text:p>1.13.01.08.</text:p>
          </table:table-cell>
          <table:table-cell office:value-type="string">
            <text:p>Balai Pemulihan Sosial Pamardi Putra Lembang-Bandung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7      </text:p>
          </table:table-cell>
          <table:table-cell office:value-type="string">
            <text:p>1.13.01.09.</text:p>
          </table:table-cell>
          <table:table-cell office:value-type="string">
            <text:p>Balai Rehabilitasi Sosial Karya Wanita Palimanan-Cireb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8      </text:p>
          </table:table-cell>
          <table:table-cell office:value-type="string">
            <text:p>1.13.01.10.</text:p>
          </table:table-cell>
          <table:table-cell office:value-type="string">
            <text:p>Balai Rehabilitasi Sosial Bina Karya Cisarua-Bandung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9      </text:p>
          </table:table-cell>
          <table:table-cell office:value-type="string">
            <text:p>1.13.01.11.</text:p>
          </table:table-cell>
          <table:table-cell office:value-type="string">
            <text:p>Balai Rehabilitasi Sosial Penyandang Cacat Cibabat-Cimah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0      </text:p>
          </table:table-cell>
          <table:table-cell office:value-type="string">
            <text:p>1.13.01.12.</text:p>
          </table:table-cell>
          <table:table-cell office:value-type="string">
            <text:p>Balai Pelatihan Pekerja Sosial Cibabat-Cimah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1      </text:p>
          </table:table-cell>
          <table:table-cell office:value-type="string">
            <text:p>1.13.01.13.</text:p>
          </table:table-cell>
          <table:table-cell office:value-type="string">
            <text:p>Balai Rehabilitasi Sosial Marsudi Putra Cileungsi-Bog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2      </text:p>
          </table:table-cell>
          <table:table-cell office:value-type="string">
            <text:p>1.13.01.14.</text:p>
          </table:table-cell>
          <table:table-cell office:value-type="string">
            <text:p>Balai Pemberdayaan Sosial Bina Remaja Cibabat-Cimah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3      </text:p>
          </table:table-cell>
          <table:table-cell office:value-type="string">
            <text:p>1.14.</text:p>
          </table:table-cell>
          <table:table-cell office:value-type="string">
            <text:p>Ketenagakerja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34      </text:p>
          </table:table-cell>
          <table:table-cell office:value-type="string">
            <text:p>1.14.01.</text:p>
          </table:table-cell>
          <table:table-cell office:value-type="string">
            <text:p>Dinas Tenaga Kerja dan Transmigr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35      </text:p>
          </table:table-cell>
          <table:table-cell office:value-type="string">
            <text:p>1.14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6      </text:p>
          </table:table-cell>
          <table:table-cell office:value-type="string">
            <text:p>1.14.01.02.</text:p>
          </table:table-cell>
          <table:table-cell office:value-type="string">
            <text:p>Bidang Pelatihan dan Produktivitas Tenaga Kerj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7      </text:p>
          </table:table-cell>
          <table:table-cell office:value-type="string">
            <text:p>1.14.01.03.</text:p>
          </table:table-cell>
          <table:table-cell office:value-type="string">
            <text:p>Bidang Penempatan Tenaga Kerj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8      </text:p>
          </table:table-cell>
          <table:table-cell office:value-type="string">
            <text:p>1.14.01.04.</text:p>
          </table:table-cell>
          <table:table-cell office:value-type="string">
            <text:p>Bidang Perlindungan Ketenagakerj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9      </text:p>
          </table:table-cell>
          <table:table-cell office:value-type="string">
            <text:p>1.14.01.05.</text:p>
          </table:table-cell>
          <table:table-cell office:value-type="string">
            <text:p>Bidang Transmigr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0      </text:p>
          </table:table-cell>
          <table:table-cell office:value-type="string">
            <text:p>1.14.01.06.</text:p>
          </table:table-cell>
          <table:table-cell office:value-type="string">
            <text:p>Balai Pelatihan Ketenagakerjaan Bek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1      </text:p>
          </table:table-cell>
          <table:table-cell office:value-type="string">
            <text:p>1.14.01.07.</text:p>
          </table:table-cell>
          <table:table-cell office:value-type="string">
            <text:p>Balai Latihan Tenaga Kerja Luar Neger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2      </text:p>
          </table:table-cell>
          <table:table-cell office:value-type="string">
            <text:p>1.14.01.08.</text:p>
          </table:table-cell>
          <table:table-cell office:value-type="string">
            <text:p>Balai Pelatihan Ketransmigras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4      </text:p>
          </table:table-cell>
          <table:table-cell office:value-type="string">
            <text:p>1.14.01.09.</text:p>
          </table:table-cell>
          <table:table-cell office:value-type="string">
            <text:p>Balai Pelayanan Tenaga Kerja Indonesia Terpadu Provinsi Jawa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3      </text:p>
          </table:table-cell>
          <table:table-cell office:value-type="string">
            <text:p>1.15.</text:p>
          </table:table-cell>
          <table:table-cell office:value-type="string">
            <text:p>Koperasi dan Usaha Kecil Menenga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44      </text:p>
          </table:table-cell>
          <table:table-cell office:value-type="string">
            <text:p>1.15.01.</text:p>
          </table:table-cell>
          <table:table-cell office:value-type="string">
            <text:p>Dinas Koperasi dan Usaha Mikro, Kecil dan Meneng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45      </text:p>
          </table:table-cell>
          <table:table-cell office:value-type="string">
            <text:p>1.15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6      </text:p>
          </table:table-cell>
          <table:table-cell office:value-type="string">
            <text:p>1.15.01.02.</text:p>
          </table:table-cell>
          <table:table-cell office:value-type="string">
            <text:p>Bidang Koper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7      </text:p>
          </table:table-cell>
          <table:table-cell office:value-type="string">
            <text:p>1.15.01.03.</text:p>
          </table:table-cell>
          <table:table-cell office:value-type="string">
            <text:p>Bidang Kemitraan dan Pengembangan Produk Usaha Mikro, Kecil dan Menengah (UMKM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8      </text:p>
          </table:table-cell>
          <table:table-cell office:value-type="string">
            <text:p>1.15.01.04.</text:p>
          </table:table-cell>
          <table:table-cell office:value-type="string">
            <text:p>Bidang Pembiayaan dan Teknolog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9      </text:p>
          </table:table-cell>
          <table:table-cell office:value-type="string">
            <text:p>1.15.01.05.</text:p>
          </table:table-cell>
          <table:table-cell office:value-type="string">
            <text:p>Bidang Pengawas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0      </text:p>
          </table:table-cell>
          <table:table-cell office:value-type="string">
            <text:p>1.15.01.06.</text:p>
          </table:table-cell>
          <table:table-cell office:value-type="string">
            <text:p>Balai Pelatihan Tenaga Koperasi dan Usaha Mikro, Kecil dan Meneng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1      </text:p>
          </table:table-cell>
          <table:table-cell office:value-type="string">
            <text:p>1.16.</text:p>
          </table:table-cell>
          <table:table-cell office:value-type="string">
            <text:p>Penanaman Mod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52      </text:p>
          </table:table-cell>
          <table:table-cell office:value-type="string">
            <text:p>1.16.01.</text:p>
          </table:table-cell>
          <table:table-cell office:value-type="string">
            <text:p>BADAN KOORDINASI PROMOSI DAN PENANAMAN MODAL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53      </text:p>
          </table:table-cell>
          <table:table-cell office:value-type="string">
            <text:p>1.16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4      </text:p>
          </table:table-cell>
          <table:table-cell office:value-type="string">
            <text:p>1.16.01.02.</text:p>
          </table:table-cell>
          <table:table-cell office:value-type="string">
            <text:p>Bidang Pengendal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5      </text:p>
          </table:table-cell>
          <table:table-cell office:value-type="string">
            <text:p>1.16.01.03.</text:p>
          </table:table-cell>
          <table:table-cell office:value-type="string">
            <text:p>Bidang Promo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6      </text:p>
          </table:table-cell>
          <table:table-cell office:value-type="string">
            <text:p>1.16.01.04.</text:p>
          </table:table-cell>
          <table:table-cell office:value-type="string">
            <text:p>Bidang Pelayanan Fasilitas Invest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7      </text:p>
          </table:table-cell>
          <table:table-cell office:value-type="string">
            <text:p>1.16.01.05.</text:p>
          </table:table-cell>
          <table:table-cell office:value-type="string">
            <text:p>Bidang Pengembangan Invest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0      </text:p>
          </table:table-cell>
          <table:table-cell office:value-type="string">
            <text:p>1.16.02.</text:p>
          </table:table-cell>
          <table:table-cell office:value-type="string">
            <text:p>Badan Penanaman Modal dan Perijinan Terpad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81      </text:p>
          </table:table-cell>
          <table:table-cell office:value-type="string">
            <text:p>1.16.02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8      </text:p>
          </table:table-cell>
          <table:table-cell office:value-type="string">
            <text:p>1.17.</text:p>
          </table:table-cell>
          <table:table-cell office:value-type="string">
            <text:p>Kebudaya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59      </text:p>
          </table:table-cell>
          <table:table-cell office:value-type="string">
            <text:p>1.17.01.</text:p>
          </table:table-cell>
          <table:table-cell office:value-type="string">
            <text:p>Dinas Pariwisata dan Kebudaya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60      </text:p>
          </table:table-cell>
          <table:table-cell office:value-type="string">
            <text:p>1.17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1      </text:p>
          </table:table-cell>
          <table:table-cell office:value-type="string">
            <text:p>1.17.01.02.</text:p>
          </table:table-cell>
          <table:table-cell office:value-type="string">
            <text:p>Bidang Kepariwisat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2      </text:p>
          </table:table-cell>
          <table:table-cell office:value-type="string">
            <text:p>1.17.01.03.</text:p>
          </table:table-cell>
          <table:table-cell office:value-type="string">
            <text:p>Bidang Kebuday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3      </text:p>
          </table:table-cell>
          <table:table-cell office:value-type="string">
            <text:p>1.17.01.04.</text:p>
          </table:table-cell>
          <table:table-cell office:value-type="string">
            <text:p>Bidang Kesenian dan Perfil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4      </text:p>
          </table:table-cell>
          <table:table-cell office:value-type="string">
            <text:p>1.17.01.05.</text:p>
          </table:table-cell>
          <table:table-cell office:value-type="string">
            <text:p>Bidang Pemasar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5      </text:p>
          </table:table-cell>
          <table:table-cell office:value-type="string">
            <text:p>1.17.01.06.</text:p>
          </table:table-cell>
          <table:table-cell office:value-type="string">
            <text:p>Balai Pengelolaan Museum Negeri Sribadug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6      </text:p>
          </table:table-cell>
          <table:table-cell office:value-type="string">
            <text:p>1.17.01.07.</text:p>
          </table:table-cell>
          <table:table-cell office:value-type="string">
            <text:p>Balai Pengelolaan Taman Bud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7      </text:p>
          </table:table-cell>
          <table:table-cell office:value-type="string">
            <text:p>1.17.01.08.</text:p>
          </table:table-cell>
          <table:table-cell office:value-type="string">
            <text:p>Balai Pengelolaan Kepurbakalaan, Sejarah dan Nilai tradision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8      </text:p>
          </table:table-cell>
          <table:table-cell office:value-type="string">
            <text:p>1.17.01.09.</text:p>
          </table:table-cell>
          <table:table-cell office:value-type="string">
            <text:p>Balai Pengembangan Kemitraan, Pelatihan Tenaga Kepariwisataan dan Kebuday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9      </text:p>
          </table:table-cell>
          <table:table-cell office:value-type="string">
            <text:p>1.17.01.10.</text:p>
          </table:table-cell>
          <table:table-cell office:value-type="string">
            <text:p>Balai Pengelolaan Anjungan Jawa Barat Taman Mini Indonesia Ind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0      </text:p>
          </table:table-cell>
          <table:table-cell office:value-type="string">
            <text:p>1.18.</text:p>
          </table:table-cell>
          <table:table-cell office:value-type="string">
            <text:p>Kepemudaan dan Olah Rag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1      </text:p>
          </table:table-cell>
          <table:table-cell office:value-type="string">
            <text:p>1.18.01.</text:p>
          </table:table-cell>
          <table:table-cell office:value-type="string">
            <text:p>Dinas Olah Raga dan Pemu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2      </text:p>
          </table:table-cell>
          <table:table-cell office:value-type="string">
            <text:p>1.18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3      </text:p>
          </table:table-cell>
          <table:table-cell office:value-type="string">
            <text:p>1.18.01.02.</text:p>
          </table:table-cell>
          <table:table-cell office:value-type="string">
            <text:p>Bidang Keolahrag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4      </text:p>
          </table:table-cell>
          <table:table-cell office:value-type="string">
            <text:p>1.18.01.03.</text:p>
          </table:table-cell>
          <table:table-cell office:value-type="string">
            <text:p>Bidang Kepemud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5      </text:p>
          </table:table-cell>
          <table:table-cell office:value-type="string">
            <text:p>1.18.01.04.</text:p>
          </table:table-cell>
          <table:table-cell office:value-type="string">
            <text:p>Bidang Kemitraan, Prasarana dan Sara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6      </text:p>
          </table:table-cell>
          <table:table-cell office:value-type="string">
            <text:p>1.19.</text:p>
          </table:table-cell>
          <table:table-cell office:value-type="string">
            <text:p>Kesatuan Bangsa dan Politik Dalam Neger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7      </text:p>
          </table:table-cell>
          <table:table-cell office:value-type="string">
            <text:p>1.19.01.</text:p>
          </table:table-cell>
          <table:table-cell office:value-type="string">
            <text:p>Badan Kesatuan Bangsa dan Politi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8      </text:p>
          </table:table-cell>
          <table:table-cell office:value-type="string">
            <text:p>1.19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9      </text:p>
          </table:table-cell>
          <table:table-cell office:value-type="string">
            <text:p>1.19.01.02.</text:p>
          </table:table-cell>
          <table:table-cell office:value-type="string">
            <text:p>Bidang Politik Dalam Neger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0      </text:p>
          </table:table-cell>
          <table:table-cell office:value-type="string">
            <text:p>1.19.01.03.</text:p>
          </table:table-cell>
          <table:table-cell office:value-type="string">
            <text:p>Bidang Ideologi Dan Wawasan Kebangs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1      </text:p>
          </table:table-cell>
          <table:table-cell office:value-type="string">
            <text:p>1.19.01.04.</text:p>
          </table:table-cell>
          <table:table-cell office:value-type="string">
            <text:p>Bidang Kewaspadaan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2      </text:p>
          </table:table-cell>
          <table:table-cell office:value-type="string">
            <text:p>1.19.01.05.</text:p>
          </table:table-cell>
          <table:table-cell office:value-type="string">
            <text:p>Bidang Ketahanan Ekonomi, Seni Budaya, Agama Dan Kemasyarak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3      </text:p>
          </table:table-cell>
          <table:table-cell office:value-type="string">
            <text:p>1.20.</text:p>
          </table:table-cell>
          <table:table-cell office:value-type="string">
            <text:p>Otonomi Daerah, Pemerintahan Umum, Administrasi Keuangan Daerah, Perangkat Daerah, Kepegawaian, dan Persandi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45      </text:p>
          </table:table-cell>
          <table:table-cell office:value-type="string">
            <text:p>1.20.00.</text:p>
          </table:table-cell>
          <table:table-cell office:value-type="string">
            <text:p>P P K 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84      </text:p>
          </table:table-cell>
          <table:table-cell office:value-type="string">
            <text:p>1.20.01.</text:p>
          </table:table-cell>
          <table:table-cell office:value-type="string">
            <text:p>Dewan Perwakilan Rakyat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43      </text:p>
          </table:table-cell>
          <table:table-cell office:value-type="string">
            <text:p>1.20.01.01.</text:p>
          </table:table-cell>
          <table:table-cell office:value-type="string">
            <text:p>Dewan Perwakilan Rakyat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5      </text:p>
          </table:table-cell>
          <table:table-cell office:value-type="string">
            <text:p>1.20.02.</text:p>
          </table:table-cell>
          <table:table-cell office:value-type="string">
            <text:p>Kepala Daerah &amp; Wakil Kepala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86      </text:p>
          </table:table-cell>
          <table:table-cell office:value-type="string">
            <text:p>1.20.02.01.</text:p>
          </table:table-cell>
          <table:table-cell office:value-type="string">
            <text:p>Kepala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7      </text:p>
          </table:table-cell>
          <table:table-cell office:value-type="string">
            <text:p>1.20.02.02.</text:p>
          </table:table-cell>
          <table:table-cell office:value-type="string">
            <text:p>Wakil Kepala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8      </text:p>
          </table:table-cell>
          <table:table-cell office:value-type="string">
            <text:p>1.20.03.</text:p>
          </table:table-cell>
          <table:table-cell office:value-type="string">
            <text:p>Sekretariat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89      </text:p>
          </table:table-cell>
          <table:table-cell office:value-type="string">
            <text:p>1.20.03.01.</text:p>
          </table:table-cell>
          <table:table-cell office:value-type="string">
            <text:p>Biro Pemerintahan Um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0      </text:p>
          </table:table-cell>
          <table:table-cell office:value-type="string">
            <text:p>1.20.03.02.</text:p>
          </table:table-cell>
          <table:table-cell office:value-type="string">
            <text:p>Biro Otonomi Daerah dan Kerjasa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1      </text:p>
          </table:table-cell>
          <table:table-cell office:value-type="string">
            <text:p>1.20.03.03.</text:p>
          </table:table-cell>
          <table:table-cell office:value-type="string">
            <text:p>Biro Hukum dan HA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2      </text:p>
          </table:table-cell>
          <table:table-cell office:value-type="string">
            <text:p>1.20.03.04.</text:p>
          </table:table-cell>
          <table:table-cell office:value-type="string">
            <text:p>Biro Administrasi Perekonom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3      </text:p>
          </table:table-cell>
          <table:table-cell office:value-type="string">
            <text:p>1.20.03.05.</text:p>
          </table:table-cell>
          <table:table-cell office:value-type="string">
            <text:p>Biro Bina Produk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4      </text:p>
          </table:table-cell>
          <table:table-cell office:value-type="string">
            <text:p>1.20.03.06.</text:p>
          </table:table-cell>
          <table:table-cell office:value-type="string">
            <text:p>Biro Administrasi Pembang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5      </text:p>
          </table:table-cell>
          <table:table-cell office:value-type="string">
            <text:p>1.20.03.07.</text:p>
          </table:table-cell>
          <table:table-cell office:value-type="string">
            <text:p>Biro Pelayanan Sosial Das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6      </text:p>
          </table:table-cell>
          <table:table-cell office:value-type="string">
            <text:p>1.20.03.08.</text:p>
          </table:table-cell>
          <table:table-cell office:value-type="string">
            <text:p>Biro Pengembang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7      </text:p>
          </table:table-cell>
          <table:table-cell office:value-type="string">
            <text:p>1.20.03.09.</text:p>
          </table:table-cell>
          <table:table-cell office:value-type="string">
            <text:p>Biro Organis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8      </text:p>
          </table:table-cell>
          <table:table-cell office:value-type="string">
            <text:p>1.20.03.10.</text:p>
          </table:table-cell>
          <table:table-cell office:value-type="string">
            <text:p>Biro Keu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9      </text:p>
          </table:table-cell>
          <table:table-cell office:value-type="string">
            <text:p>1.20.03.11.</text:p>
          </table:table-cell>
          <table:table-cell office:value-type="string">
            <text:p>Biro Pengelolaan Barang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0      </text:p>
          </table:table-cell>
          <table:table-cell office:value-type="string">
            <text:p>1.20.03.12.</text:p>
          </table:table-cell>
          <table:table-cell office:value-type="string">
            <text:p>Biro Humas Protokol dan Um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88      </text:p>
          </table:table-cell>
          <table:table-cell office:value-type="string">
            <text:p>1.20.03.13.</text:p>
          </table:table-cell>
          <table:table-cell office:value-type="string">
            <text:p>Biro Perekonom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89      </text:p>
          </table:table-cell>
          <table:table-cell office:value-type="string">
            <text:p>1.20.03.14.</text:p>
          </table:table-cell>
          <table:table-cell office:value-type="string">
            <text:p>Biro Investasi dan BUM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1      </text:p>
          </table:table-cell>
          <table:table-cell office:value-type="string">
            <text:p>1.20.04.</text:p>
          </table:table-cell>
          <table:table-cell office:value-type="string">
            <text:p>Sekretariat  DPR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02      </text:p>
          </table:table-cell>
          <table:table-cell office:value-type="string">
            <text:p>1.20.04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3      </text:p>
          </table:table-cell>
          <table:table-cell office:value-type="string">
            <text:p>1.20.04.02.</text:p>
          </table:table-cell>
          <table:table-cell office:value-type="string">
            <text:p>Bagian Persid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4      </text:p>
          </table:table-cell>
          <table:table-cell office:value-type="string">
            <text:p>1.20.04.03.</text:p>
          </table:table-cell>
          <table:table-cell office:value-type="string">
            <text:p>Bagian Perundang-und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5      </text:p>
          </table:table-cell>
          <table:table-cell office:value-type="string">
            <text:p>1.20.04.04.</text:p>
          </table:table-cell>
          <table:table-cell office:value-type="string">
            <text:p>Bagian Humas dan Protok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6      </text:p>
          </table:table-cell>
          <table:table-cell office:value-type="string">
            <text:p>1.20.04.05.</text:p>
          </table:table-cell>
          <table:table-cell office:value-type="string">
            <text:p>Bagian Umum dan Administr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7      </text:p>
          </table:table-cell>
          <table:table-cell office:value-type="string">
            <text:p>1.20.04.06.</text:p>
          </table:table-cell>
          <table:table-cell office:value-type="string">
            <text:p>Bagian Keu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8      </text:p>
          </table:table-cell>
          <table:table-cell office:value-type="string">
            <text:p>1.20.05.</text:p>
          </table:table-cell>
          <table:table-cell office:value-type="string">
            <text:p>Dinas Pendapat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09      </text:p>
          </table:table-cell>
          <table:table-cell office:value-type="string">
            <text:p>1.20.05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0      </text:p>
          </table:table-cell>
          <table:table-cell office:value-type="string">
            <text:p>1.20.05.02.</text:p>
          </table:table-cell>
          <table:table-cell office:value-type="string">
            <text:p>Bidang Perencanaan dan Pengemb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1      </text:p>
          </table:table-cell>
          <table:table-cell office:value-type="string">
            <text:p>1.20.05.03.</text:p>
          </table:table-cell>
          <table:table-cell office:value-type="string">
            <text:p>Bidang Paja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2      </text:p>
          </table:table-cell>
          <table:table-cell office:value-type="string">
            <text:p>1.20.05.04.</text:p>
          </table:table-cell>
          <table:table-cell office:value-type="string">
            <text:p>Bidang Non Paja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3      </text:p>
          </table:table-cell>
          <table:table-cell office:value-type="string">
            <text:p>1.20.05.05.</text:p>
          </table:table-cell>
          <table:table-cell office:value-type="string">
            <text:p>Bidang Pengendalian dan Pembin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4      </text:p>
          </table:table-cell>
          <table:table-cell office:value-type="string">
            <text:p>1.20.05.06.</text:p>
          </table:table-cell>
          <table:table-cell office:value-type="string">
            <text:p>Cabang Pelayanan Dinas Pendapatan Daerah Provinsi Wilayah Depok 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5      </text:p>
          </table:table-cell>
          <table:table-cell office:value-type="string">
            <text:p>1.20.05.07.</text:p>
          </table:table-cell>
          <table:table-cell office:value-type="string">
            <text:p>Cabang Pelayanan Dinas Pendapatan Daerah Provinsi Wilayah Depok II Ciner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6      </text:p>
          </table:table-cell>
          <table:table-cell office:value-type="string">
            <text:p>1.20.05.08.</text:p>
          </table:table-cell>
          <table:table-cell office:value-type="string">
            <text:p>Cabang Pelayanan Dinas Pendapatan Daerah Provinsi Wilayah Kabupaten Bog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7      </text:p>
          </table:table-cell>
          <table:table-cell office:value-type="string">
            <text:p>1.20.05.09.</text:p>
          </table:table-cell>
          <table:table-cell office:value-type="string">
            <text:p>Cabang Pelayanan Dinas Pendapatan Daerah Provinsi Wilayah Kota Bog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8      </text:p>
          </table:table-cell>
          <table:table-cell office:value-type="string">
            <text:p>1.20.05.10.</text:p>
          </table:table-cell>
          <table:table-cell office:value-type="string">
            <text:p>Cabang Pelayanan Dinas Pendapatan Daerah Provinsi Wilayah Kota Sukabum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9      </text:p>
          </table:table-cell>
          <table:table-cell office:value-type="string">
            <text:p>1.20.05.11.</text:p>
          </table:table-cell>
          <table:table-cell office:value-type="string">
            <text:p>Cabang Pelayanan Dinas Pendapatan Daerah Provinsi Wilayah Kabupaten Sukabumi I Cibada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0      </text:p>
          </table:table-cell>
          <table:table-cell office:value-type="string">
            <text:p>1.20.05.12.</text:p>
          </table:table-cell>
          <table:table-cell office:value-type="string">
            <text:p>Cabang Pelayanan Dinas Pendapatan Daerah Provinsi Wilayah Kabupaten Sukabumi II Pelabuhan Ratu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1      </text:p>
          </table:table-cell>
          <table:table-cell office:value-type="string">
            <text:p>1.20.05.13.</text:p>
          </table:table-cell>
          <table:table-cell office:value-type="string">
            <text:p>Cabang Pelayanan Dinas Pendapatan Daerah Provinsi Wilayah Kabupaten Cianju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2      </text:p>
          </table:table-cell>
          <table:table-cell office:value-type="string">
            <text:p>1.20.05.14.</text:p>
          </table:table-cell>
          <table:table-cell office:value-type="string">
            <text:p>Cabang Pelayanan Dinas Pendapatan Daerah Provinsi Wilayah Kota Bek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3      </text:p>
          </table:table-cell>
          <table:table-cell office:value-type="string">
            <text:p>1.20.05.15.</text:p>
          </table:table-cell>
          <table:table-cell office:value-type="string">
            <text:p>Cabang Pelayanan Dinas Pendapatan Daerah Provinsi Wilayah Kabupaten Bek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4      </text:p>
          </table:table-cell>
          <table:table-cell office:value-type="string">
            <text:p>1.20.05.16.</text:p>
          </table:table-cell>
          <table:table-cell office:value-type="string">
            <text:p>Cabang Pelayanan Dinas Pendapatan Daerah Provinsi Wilayah Kabupaten Karaw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5      </text:p>
          </table:table-cell>
          <table:table-cell office:value-type="string">
            <text:p>1.20.05.17.</text:p>
          </table:table-cell>
          <table:table-cell office:value-type="string">
            <text:p>Cabang Pelayanan Dinas Pendapatan Daerah Provinsi Wilayah Kabupaten Purwakar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6      </text:p>
          </table:table-cell>
          <table:table-cell office:value-type="string">
            <text:p>1.20.05.18.</text:p>
          </table:table-cell>
          <table:table-cell office:value-type="string">
            <text:p>Cabang Pelayanan Dinas Pendapatan Daerah Provinsi Wilayah Kabupaten Sub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7      </text:p>
          </table:table-cell>
          <table:table-cell office:value-type="string">
            <text:p>1.20.05.19.</text:p>
          </table:table-cell>
          <table:table-cell office:value-type="string">
            <text:p>Cabang Pelayanan Dinas Pendapatan Daerah Provinsi Wilayah Kota Cireb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8      </text:p>
          </table:table-cell>
          <table:table-cell office:value-type="string">
            <text:p>1.20.05.20.</text:p>
          </table:table-cell>
          <table:table-cell office:value-type="string">
            <text:p>Cabang Pelayanan Dinas Pendapatan Daerah Provinsi Wilayah Kabupaten Cirebon I Sumb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9      </text:p>
          </table:table-cell>
          <table:table-cell office:value-type="string">
            <text:p>1.20.05.21.</text:p>
          </table:table-cell>
          <table:table-cell office:value-type="string">
            <text:p>Cabang Pelayanan Dinas Pendapatan Daerah Provinsi Wilayah Kabupaten Cirebon II Ciledu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0      </text:p>
          </table:table-cell>
          <table:table-cell office:value-type="string">
            <text:p>1.20.05.22.</text:p>
          </table:table-cell>
          <table:table-cell office:value-type="string">
            <text:p>Cabang Pelayanan Dinas Pendapatan Daerah Provinsi Wilayah Kabupaten Indramayu 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1      </text:p>
          </table:table-cell>
          <table:table-cell office:value-type="string">
            <text:p>1.20.05.23.</text:p>
          </table:table-cell>
          <table:table-cell office:value-type="string">
            <text:p>Cabang Pelayanan Dinas Pendapatan Daerah Provinsi Wilayah Kabupaten Indramayu II Haurgeuli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2      </text:p>
          </table:table-cell>
          <table:table-cell office:value-type="string">
            <text:p>1.20.05.24.</text:p>
          </table:table-cell>
          <table:table-cell office:value-type="string">
            <text:p>Cabang Pelayanan Dinas Pendapatan Daerah Provinsi Wilayah Kabupaten Kuni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3      </text:p>
          </table:table-cell>
          <table:table-cell office:value-type="string">
            <text:p>1.20.05.25.</text:p>
          </table:table-cell>
          <table:table-cell office:value-type="string">
            <text:p>Cabang Pelayanan Dinas Pendapatan Daerah Provinsi Wilayah Kabupaten Majalengk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4      </text:p>
          </table:table-cell>
          <table:table-cell office:value-type="string">
            <text:p>1.20.05.26.</text:p>
          </table:table-cell>
          <table:table-cell office:value-type="string">
            <text:p>Cabang Pelayanan Dinas Pendapatan Daerah Provinsi Wilayah Kota Bandung I Pajajar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5      </text:p>
          </table:table-cell>
          <table:table-cell office:value-type="string">
            <text:p>1.20.05.27.</text:p>
          </table:table-cell>
          <table:table-cell office:value-type="string">
            <text:p>Cabang Pelayanan Dinas Pendapatan Daerah Provinsi Wilayah Kota Bandung II Kawaluy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6      </text:p>
          </table:table-cell>
          <table:table-cell office:value-type="string">
            <text:p>1.20.05.28.</text:p>
          </table:table-cell>
          <table:table-cell office:value-type="string">
            <text:p>Cabang Pelayanan Dinas Pendapatan Daerah Provinsi Wilayah Kota Bandung III Soekarno Hat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7      </text:p>
          </table:table-cell>
          <table:table-cell office:value-type="string">
            <text:p>1.20.05.29.</text:p>
          </table:table-cell>
          <table:table-cell office:value-type="string">
            <text:p>Cabang Pelayanan Dinas Pendapatan Daerah Provinsi Wilayah Kabupaten Bandung Bar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8      </text:p>
          </table:table-cell>
          <table:table-cell office:value-type="string">
            <text:p>1.20.05.30.</text:p>
          </table:table-cell>
          <table:table-cell office:value-type="string">
            <text:p>Cabang Pelayanan Dinas Pendapatan Daerah Provinsi Wilayah Kabupaten Bandung I Rancaeke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9      </text:p>
          </table:table-cell>
          <table:table-cell office:value-type="string">
            <text:p>1.20.05.31.</text:p>
          </table:table-cell>
          <table:table-cell office:value-type="string">
            <text:p>Cabang Pelayanan Dinas Pendapatan Daerah Provinsi Wilayah Kabupaten Bandung II Sore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0      </text:p>
          </table:table-cell>
          <table:table-cell office:value-type="string">
            <text:p>1.20.05.32.</text:p>
          </table:table-cell>
          <table:table-cell office:value-type="string">
            <text:p>Cabang Pelayanan Dinas Pendapatan Daerah Provinsi Wilayah Kabupaten Sumed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1      </text:p>
          </table:table-cell>
          <table:table-cell office:value-type="string">
            <text:p>1.20.05.33.</text:p>
          </table:table-cell>
          <table:table-cell office:value-type="string">
            <text:p>Cabang Pelayanan Dinas Pendapatan Daerah Provinsi Wilayah Kabupaten Garu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2      </text:p>
          </table:table-cell>
          <table:table-cell office:value-type="string">
            <text:p>1.20.05.34.</text:p>
          </table:table-cell>
          <table:table-cell office:value-type="string">
            <text:p>Cabang Pelayanan Dinas Pendapatan Daerah Provinsi Wilayah Kota Tasikmal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3      </text:p>
          </table:table-cell>
          <table:table-cell office:value-type="string">
            <text:p>1.20.05.35.</text:p>
          </table:table-cell>
          <table:table-cell office:value-type="string">
            <text:p>Cabang Pelayanan Dinas Pendapatan Daerah Provinsi Wilayah Kabupaten Tasikmal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4      </text:p>
          </table:table-cell>
          <table:table-cell office:value-type="string">
            <text:p>1.20.05.36.</text:p>
          </table:table-cell>
          <table:table-cell office:value-type="string">
            <text:p>Cabang Pelayanan Dinas Pendapatan Daerah Provinsi Wilayah Kabupaten Ciamis 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5      </text:p>
          </table:table-cell>
          <table:table-cell office:value-type="string">
            <text:p>1.20.05.37.</text:p>
          </table:table-cell>
          <table:table-cell office:value-type="string">
            <text:p>Cabang Pelayanan Dinas Pendapatan Daerah Provinsi Wilayah Kabupaten Ciamis II Pangandar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6      </text:p>
          </table:table-cell>
          <table:table-cell office:value-type="string">
            <text:p>1.20.05.38.</text:p>
          </table:table-cell>
          <table:table-cell office:value-type="string">
            <text:p>Cabang Pelayanan Dinas Pendapatan Daerah Provinsi Wilayah Kota Cimah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5      </text:p>
          </table:table-cell>
          <table:table-cell office:value-type="string">
            <text:p>1.20.05.39.</text:p>
          </table:table-cell>
          <table:table-cell office:value-type="string">
            <text:p>Cabang Pelayanan Dinas Pendapatan Daerah Provinsi Wilayah Kota Banj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68      </text:p>
          </table:table-cell>
          <table:table-cell office:value-type="string">
            <text:p>1.20.05.40.</text:p>
          </table:table-cell>
          <table:table-cell office:value-type="string">
            <text:p>Pusat Pengelolaan Informasi Dan Aplikasi Pendapa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7      </text:p>
          </table:table-cell>
          <table:table-cell office:value-type="string">
            <text:p>1.20.06.</text:p>
          </table:table-cell>
          <table:table-cell office:value-type="string">
            <text:p>Inspektora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48      </text:p>
          </table:table-cell>
          <table:table-cell office:value-type="string">
            <text:p>1.20.06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9      </text:p>
          </table:table-cell>
          <table:table-cell office:value-type="string">
            <text:p>1.20.06.02.</text:p>
          </table:table-cell>
          <table:table-cell office:value-type="string">
            <text:p>Inspektur Pembantu Wilayah 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0      </text:p>
          </table:table-cell>
          <table:table-cell office:value-type="string">
            <text:p>1.20.06.03.</text:p>
          </table:table-cell>
          <table:table-cell office:value-type="string">
            <text:p>Inspektur Pembantu Wilayah I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1      </text:p>
          </table:table-cell>
          <table:table-cell office:value-type="string">
            <text:p>1.20.06.04.</text:p>
          </table:table-cell>
          <table:table-cell office:value-type="string">
            <text:p>Inspektur Pembantu Wilayah II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2      </text:p>
          </table:table-cell>
          <table:table-cell office:value-type="string">
            <text:p>1.20.06.05.</text:p>
          </table:table-cell>
          <table:table-cell office:value-type="string">
            <text:p>Inspektur Pembantu Wilayah I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3      </text:p>
          </table:table-cell>
          <table:table-cell office:value-type="string">
            <text:p>1.20.07.</text:p>
          </table:table-cell>
          <table:table-cell office:value-type="string">
            <text:p>Badan Koordinasi Pemerintahan dan Pembangunan Wilayah 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54      </text:p>
          </table:table-cell>
          <table:table-cell office:value-type="string">
            <text:p>1.20.07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5      </text:p>
          </table:table-cell>
          <table:table-cell office:value-type="string">
            <text:p>1.20.07.02.</text:p>
          </table:table-cell>
          <table:table-cell office:value-type="string">
            <text:p>Bidang Pemerint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6      </text:p>
          </table:table-cell>
          <table:table-cell office:value-type="string">
            <text:p>1.20.07.03.</text:p>
          </table:table-cell>
          <table:table-cell office:value-type="string">
            <text:p>Bidang Perekonom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7      </text:p>
          </table:table-cell>
          <table:table-cell office:value-type="string">
            <text:p>1.20.07.04.</text:p>
          </table:table-cell>
          <table:table-cell office:value-type="string">
            <text:p>Bidang Pembangunan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8      </text:p>
          </table:table-cell>
          <table:table-cell office:value-type="string">
            <text:p>1.20.07.05.</text:p>
          </table:table-cell>
          <table:table-cell office:value-type="string">
            <text:p>Bidang Kesejahtera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9      </text:p>
          </table:table-cell>
          <table:table-cell office:value-type="string">
            <text:p>1.20.08.</text:p>
          </table:table-cell>
          <table:table-cell office:value-type="string">
            <text:p>Badan Koordinasi Pemerintahan dan Pembangunan Wilayah I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60      </text:p>
          </table:table-cell>
          <table:table-cell office:value-type="string">
            <text:p>1.20.08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1      </text:p>
          </table:table-cell>
          <table:table-cell office:value-type="string">
            <text:p>1.20.08.02.</text:p>
          </table:table-cell>
          <table:table-cell office:value-type="string">
            <text:p>Bidang Pemerint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2      </text:p>
          </table:table-cell>
          <table:table-cell office:value-type="string">
            <text:p>1.20.08.03.</text:p>
          </table:table-cell>
          <table:table-cell office:value-type="string">
            <text:p>Bidang Perekonom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3      </text:p>
          </table:table-cell>
          <table:table-cell office:value-type="string">
            <text:p>1.20.08.04.</text:p>
          </table:table-cell>
          <table:table-cell office:value-type="string">
            <text:p>Bidang Pembangunan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4      </text:p>
          </table:table-cell>
          <table:table-cell office:value-type="string">
            <text:p>1.20.08.05.</text:p>
          </table:table-cell>
          <table:table-cell office:value-type="string">
            <text:p>Bidang Kesejahtera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5      </text:p>
          </table:table-cell>
          <table:table-cell office:value-type="string">
            <text:p>1.20.09.</text:p>
          </table:table-cell>
          <table:table-cell office:value-type="string">
            <text:p>Badan Koordinasi Pemerintahan dan Pembangunan Wilayah II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66      </text:p>
          </table:table-cell>
          <table:table-cell office:value-type="string">
            <text:p>1.20.09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7      </text:p>
          </table:table-cell>
          <table:table-cell office:value-type="string">
            <text:p>1.20.09.02.</text:p>
          </table:table-cell>
          <table:table-cell office:value-type="string">
            <text:p>Bidang Pemerint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8      </text:p>
          </table:table-cell>
          <table:table-cell office:value-type="string">
            <text:p>1.20.09.03.</text:p>
          </table:table-cell>
          <table:table-cell office:value-type="string">
            <text:p>Bidang Perekonom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9      </text:p>
          </table:table-cell>
          <table:table-cell office:value-type="string">
            <text:p>1.20.09.04.</text:p>
          </table:table-cell>
          <table:table-cell office:value-type="string">
            <text:p>Bidang Pembangunan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0      </text:p>
          </table:table-cell>
          <table:table-cell office:value-type="string">
            <text:p>1.20.09.05.</text:p>
          </table:table-cell>
          <table:table-cell office:value-type="string">
            <text:p>Bidang Kesejahtera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1      </text:p>
          </table:table-cell>
          <table:table-cell office:value-type="string">
            <text:p>1.20.10.</text:p>
          </table:table-cell>
          <table:table-cell office:value-type="string">
            <text:p>Badan Koordinasi Pemerintahan dan Pembangunan Wilayah I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72      </text:p>
          </table:table-cell>
          <table:table-cell office:value-type="string">
            <text:p>1.20.10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3      </text:p>
          </table:table-cell>
          <table:table-cell office:value-type="string">
            <text:p>1.20.10.02.</text:p>
          </table:table-cell>
          <table:table-cell office:value-type="string">
            <text:p>Bidang Pemerint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4      </text:p>
          </table:table-cell>
          <table:table-cell office:value-type="string">
            <text:p>1.20.10.03.</text:p>
          </table:table-cell>
          <table:table-cell office:value-type="string">
            <text:p>Bidang Perekonom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5      </text:p>
          </table:table-cell>
          <table:table-cell office:value-type="string">
            <text:p>1.20.10.04.</text:p>
          </table:table-cell>
          <table:table-cell office:value-type="string">
            <text:p>Bidang Pembangunan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6      </text:p>
          </table:table-cell>
          <table:table-cell office:value-type="string">
            <text:p>1.20.10.05.</text:p>
          </table:table-cell>
          <table:table-cell office:value-type="string">
            <text:p>Bidang Kesejahtera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7      </text:p>
          </table:table-cell>
          <table:table-cell office:value-type="string">
            <text:p>1.20.11.</text:p>
          </table:table-cell>
          <table:table-cell office:value-type="string">
            <text:p>Badan Kepegawai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78      </text:p>
          </table:table-cell>
          <table:table-cell office:value-type="string">
            <text:p>1.20.1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9      </text:p>
          </table:table-cell>
          <table:table-cell office:value-type="string">
            <text:p>1.20.11.02.</text:p>
          </table:table-cell>
          <table:table-cell office:value-type="string">
            <text:p>Bidang Pengadaan dan Informasi Kepegawa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0      </text:p>
          </table:table-cell>
          <table:table-cell office:value-type="string">
            <text:p>1.20.11.03.</text:p>
          </table:table-cell>
          <table:table-cell office:value-type="string">
            <text:p>Bidang Mutasi dan Administrasi Kepegawa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1      </text:p>
          </table:table-cell>
          <table:table-cell office:value-type="string">
            <text:p>1.20.11.04.</text:p>
          </table:table-cell>
          <table:table-cell office:value-type="string">
            <text:p>Bidang Pengembangan Kari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2      </text:p>
          </table:table-cell>
          <table:table-cell office:value-type="string">
            <text:p>1.20.11.05.</text:p>
          </table:table-cell>
          <table:table-cell office:value-type="string">
            <text:p>Bidang Kesejahteraan dan Disipli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3      </text:p>
          </table:table-cell>
          <table:table-cell office:value-type="string">
            <text:p>1.20.12.</text:p>
          </table:table-cell>
          <table:table-cell office:value-type="string">
            <text:p>Badan Pendidikan dan Pelatih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84      </text:p>
          </table:table-cell>
          <table:table-cell office:value-type="string">
            <text:p>1.20.12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5      </text:p>
          </table:table-cell>
          <table:table-cell office:value-type="string">
            <text:p>1.20.12.02.</text:p>
          </table:table-cell>
          <table:table-cell office:value-type="string">
            <text:p>Bidang Pengembangan Pendidikan dan Pelati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6      </text:p>
          </table:table-cell>
          <table:table-cell office:value-type="string">
            <text:p>1.20.12.03.</text:p>
          </table:table-cell>
          <table:table-cell office:value-type="string">
            <text:p>Bidang Pendidikan dan Pelatihan Kepemimpinan dan Fungsion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7      </text:p>
          </table:table-cell>
          <table:table-cell office:value-type="string">
            <text:p>1.20.12.04.</text:p>
          </table:table-cell>
          <table:table-cell office:value-type="string">
            <text:p>Bidang Pendidikan dan Pelatihan Tekni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8      </text:p>
          </table:table-cell>
          <table:table-cell office:value-type="string">
            <text:p>1.20.13.</text:p>
          </table:table-cell>
          <table:table-cell office:value-type="string">
            <text:p>Kantor Perwakilan Pemerintah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89      </text:p>
          </table:table-cell>
          <table:table-cell office:value-type="string">
            <text:p>1.20.13.01.</text:p>
          </table:table-cell>
          <table:table-cell office:value-type="string">
            <text:p>Tat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0      </text:p>
          </table:table-cell>
          <table:table-cell office:value-type="string">
            <text:p>1.20.14.</text:p>
          </table:table-cell>
          <table:table-cell office:value-type="string">
            <text:p>Badan Pelayanan Perijinan Terpad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91      </text:p>
          </table:table-cell>
          <table:table-cell office:value-type="string">
            <text:p>1.20.14.01.</text:p>
          </table:table-cell>
          <table:table-cell office:value-type="string">
            <text:p>Sekretari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2      </text:p>
          </table:table-cell>
          <table:table-cell office:value-type="string">
            <text:p>1.20.14.02.</text:p>
          </table:table-cell>
          <table:table-cell office:value-type="string">
            <text:p>Bagian Tat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3      </text:p>
          </table:table-cell>
          <table:table-cell office:value-type="string">
            <text:p>1.20.14.03.</text:p>
          </table:table-cell>
          <table:table-cell office:value-type="string">
            <text:p>Bidang Administr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4      </text:p>
          </table:table-cell>
          <table:table-cell office:value-type="string">
            <text:p>1.20.14.04.</text:p>
          </table:table-cell>
          <table:table-cell office:value-type="string">
            <text:p>Bidang Pelaya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5      </text:p>
          </table:table-cell>
          <table:table-cell office:value-type="string">
            <text:p>1.20.14.05.</text:p>
          </table:table-cell>
          <table:table-cell office:value-type="string">
            <text:p>Bidang Monitoring, Evaluasi dan Pengadu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6      </text:p>
          </table:table-cell>
          <table:table-cell office:value-type="string">
            <text:p>1.20.15.</text:p>
          </table:table-cell>
          <table:table-cell office:value-type="string">
            <text:p>Sekretariat Komisi Penyiaran Indonesia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97      </text:p>
          </table:table-cell>
          <table:table-cell office:value-type="string">
            <text:p>1.20.15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8      </text:p>
          </table:table-cell>
          <table:table-cell office:value-type="string">
            <text:p>1.20.15.02.</text:p>
          </table:table-cell>
          <table:table-cell office:value-type="string">
            <text:p>Subbagian Tat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9      </text:p>
          </table:table-cell>
          <table:table-cell office:value-type="string">
            <text:p>1.20.15.03.</text:p>
          </table:table-cell>
          <table:table-cell office:value-type="string">
            <text:p>Subbagian Standardis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00      </text:p>
          </table:table-cell>
          <table:table-cell office:value-type="string">
            <text:p>1.20.15.04.</text:p>
          </table:table-cell>
          <table:table-cell office:value-type="string">
            <text:p>Subbagian Pembinaan dan Pengawas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01      </text:p>
          </table:table-cell>
          <table:table-cell office:value-type="string">
            <text:p>1.20.15.05.</text:p>
          </table:table-cell>
          <table:table-cell office:value-type="string">
            <text:p>Subbagian Komunik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08      </text:p>
          </table:table-cell>
          <table:table-cell office:value-type="string">
            <text:p>1.20.17.</text:p>
          </table:table-cell>
          <table:table-cell office:value-type="string">
            <text:p>Badan Penanggulangan Bencana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44      </text:p>
          </table:table-cell>
          <table:table-cell office:value-type="string">
            <text:p>1.20.17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0      </text:p>
          </table:table-cell>
          <table:table-cell office:value-type="string">
            <text:p>1.20.17.02.</text:p>
          </table:table-cell>
          <table:table-cell office:value-type="string">
            <text:p>Bidang Pencegahan dan Kesiapsiag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1      </text:p>
          </table:table-cell>
          <table:table-cell office:value-type="string">
            <text:p>1.20.17.03.</text:p>
          </table:table-cell>
          <table:table-cell office:value-type="string">
            <text:p>Bidang Kedaruratan dan Logist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2      </text:p>
          </table:table-cell>
          <table:table-cell office:value-type="string">
            <text:p>1.20.17.04.</text:p>
          </table:table-cell>
          <table:table-cell office:value-type="string">
            <text:p>Bidang Rehabilitasi dan Rekonstruk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09      </text:p>
          </table:table-cell>
          <table:table-cell office:value-type="string">
            <text:p>1.20.18.</text:p>
          </table:table-cell>
          <table:table-cell office:value-type="string">
            <text:p>Satuan Polisi Pamong Praj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10      </text:p>
          </table:table-cell>
          <table:table-cell office:value-type="string">
            <text:p>1.20.18.01.</text:p>
          </table:table-cell>
          <table:table-cell office:value-type="string">
            <text:p>Bagian Tat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1      </text:p>
          </table:table-cell>
          <table:table-cell office:value-type="string">
            <text:p>1.20.18.02.</text:p>
          </table:table-cell>
          <table:table-cell office:value-type="string">
            <text:p>Bidang Bina Program dan Pengemb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2      </text:p>
          </table:table-cell>
          <table:table-cell office:value-type="string">
            <text:p>1.20.18.03.</text:p>
          </table:table-cell>
          <table:table-cell office:value-type="string">
            <text:p>Bidang Pemeliharaan Ketertiban Umum dan Pengamanan Ase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3      </text:p>
          </table:table-cell>
          <table:table-cell office:value-type="string">
            <text:p>1.20.18.04.</text:p>
          </table:table-cell>
          <table:table-cell office:value-type="string">
            <text:p>Bidang Pembin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4      </text:p>
          </table:table-cell>
          <table:table-cell office:value-type="string">
            <text:p>1.20.18.05.</text:p>
          </table:table-cell>
          <table:table-cell office:value-type="string">
            <text:p>Bidang Penegakan Peraturan Daer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6      </text:p>
          </table:table-cell>
          <table:table-cell office:value-type="string">
            <text:p>1.20.19.</text:p>
          </table:table-cell>
          <table:table-cell office:value-type="string">
            <text:p>Sekretariat DP KORPR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77      </text:p>
          </table:table-cell>
          <table:table-cell office:value-type="string">
            <text:p>1.20.19.01.</text:p>
          </table:table-cell>
          <table:table-cell office:value-type="string">
            <text:p>Sekrte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7      </text:p>
          </table:table-cell>
          <table:table-cell office:value-type="string">
            <text:p>1.20.19.02.</text:p>
          </table:table-cell>
          <table:table-cell office:value-type="string">
            <text:p>Bagian Umum dan Kerjasa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8      </text:p>
          </table:table-cell>
          <table:table-cell office:value-type="string">
            <text:p>1.20.19.03.</text:p>
          </table:table-cell>
          <table:table-cell office:value-type="string">
            <text:p>Bagian Olah raga, Seni, Budaya, Mental dan Rohan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59      </text:p>
          </table:table-cell>
          <table:table-cell office:value-type="string">
            <text:p>1.20.19.04.</text:p>
          </table:table-cell>
          <table:table-cell office:value-type="string">
            <text:p>Bagian Usaha dan Bantuan Sosi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0      </text:p>
          </table:table-cell>
          <table:table-cell office:value-type="string">
            <text:p>1.20.20.</text:p>
          </table:table-cell>
          <table:table-cell office:value-type="string">
            <text:p>Badan Penelitian, Pengembangan dan Penerapan IPTE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83      </text:p>
          </table:table-cell>
          <table:table-cell office:value-type="string">
            <text:p>1.20.20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5      </text:p>
          </table:table-cell>
          <table:table-cell office:value-type="string">
            <text:p>1.21.</text:p>
          </table:table-cell>
          <table:table-cell office:value-type="string">
            <text:p>Ketahanan Pang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16      </text:p>
          </table:table-cell>
          <table:table-cell office:value-type="string">
            <text:p>1.21.01.</text:p>
          </table:table-cell>
          <table:table-cell office:value-type="string">
            <text:p>Badan Ketahanan Pang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17      </text:p>
          </table:table-cell>
          <table:table-cell office:value-type="string">
            <text:p>1.21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8      </text:p>
          </table:table-cell>
          <table:table-cell office:value-type="string">
            <text:p>1.21.01.02.</text:p>
          </table:table-cell>
          <table:table-cell office:value-type="string">
            <text:p>Bidang Kelembagaan dan Infrastruktu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9      </text:p>
          </table:table-cell>
          <table:table-cell office:value-type="string">
            <text:p>1.21.01.03.</text:p>
          </table:table-cell>
          <table:table-cell office:value-type="string">
            <text:p>Bidang Ketersediaan dan Kerawanan P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0      </text:p>
          </table:table-cell>
          <table:table-cell office:value-type="string">
            <text:p>1.21.01.04.</text:p>
          </table:table-cell>
          <table:table-cell office:value-type="string">
            <text:p>Bidang Konsumsi Keamanan P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1      </text:p>
          </table:table-cell>
          <table:table-cell office:value-type="string">
            <text:p>1.21.01.05.</text:p>
          </table:table-cell>
          <table:table-cell office:value-type="string">
            <text:p>Bidang Distribusi dan Harga P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2      </text:p>
          </table:table-cell>
          <table:table-cell office:value-type="string">
            <text:p>1.22.</text:p>
          </table:table-cell>
          <table:table-cell office:value-type="string">
            <text:p>Pemberdayaan Masyarakat dan Des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23      </text:p>
          </table:table-cell>
          <table:table-cell office:value-type="string">
            <text:p>1.22.01.</text:p>
          </table:table-cell>
          <table:table-cell office:value-type="string">
            <text:p>Badan Pemberdayaan Masyarakat dan Pemerintahan Des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24      </text:p>
          </table:table-cell>
          <table:table-cell office:value-type="string">
            <text:p>1.22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5      </text:p>
          </table:table-cell>
          <table:table-cell office:value-type="string">
            <text:p>1.22.01.02.</text:p>
          </table:table-cell>
          <table:table-cell office:value-type="string">
            <text:p>Bidang Pemerintahan Desa/Kelur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6      </text:p>
          </table:table-cell>
          <table:table-cell office:value-type="string">
            <text:p>1.22.01.03.</text:p>
          </table:table-cell>
          <table:table-cell office:value-type="string">
            <text:p>Bidang Penguatan Kelembagaan dan Partisip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7      </text:p>
          </table:table-cell>
          <table:table-cell office:value-type="string">
            <text:p>1.22.01.04.</text:p>
          </table:table-cell>
          <table:table-cell office:value-type="string">
            <text:p>Bidang Pemberdayaan Ekonomi Masyarak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8      </text:p>
          </table:table-cell>
          <table:table-cell office:value-type="string">
            <text:p>1.22.01.05.</text:p>
          </table:table-cell>
          <table:table-cell office:value-type="string">
            <text:p>Bidang Sumber Daya Alam dan Teknologi Tepat Gu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9      </text:p>
          </table:table-cell>
          <table:table-cell office:value-type="string">
            <text:p>1.23.</text:p>
          </table:table-cell>
          <table:table-cell office:value-type="string">
            <text:p>Statisti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30      </text:p>
          </table:table-cell>
          <table:table-cell office:value-type="string">
            <text:p>1.24.</text:p>
          </table:table-cell>
          <table:table-cell office:value-type="string">
            <text:p>Kearsip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31      </text:p>
          </table:table-cell>
          <table:table-cell office:value-type="string">
            <text:p>1.25.</text:p>
          </table:table-cell>
          <table:table-cell office:value-type="string">
            <text:p>Komunikasi dan Informatik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32      </text:p>
          </table:table-cell>
          <table:table-cell office:value-type="string">
            <text:p>1.25.01.</text:p>
          </table:table-cell>
          <table:table-cell office:value-type="string">
            <text:p>Dinas Komunikasi dan Informatik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33      </text:p>
          </table:table-cell>
          <table:table-cell office:value-type="string">
            <text:p>1.25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4      </text:p>
          </table:table-cell>
          <table:table-cell office:value-type="string">
            <text:p>1.25.01.02.</text:p>
          </table:table-cell>
          <table:table-cell office:value-type="string">
            <text:p>Bidang Pos danTelekomunika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5      </text:p>
          </table:table-cell>
          <table:table-cell office:value-type="string">
            <text:p>1.25.01.03.</text:p>
          </table:table-cell>
          <table:table-cell office:value-type="string">
            <text:p>Bidang Sarana Komunikasi dan Diseminasi Inform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6      </text:p>
          </table:table-cell>
          <table:table-cell office:value-type="string">
            <text:p>1.25.01.04.</text:p>
          </table:table-cell>
          <table:table-cell office:value-type="string">
            <text:p>Bidang Telematik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7      </text:p>
          </table:table-cell>
          <table:table-cell office:value-type="string">
            <text:p>1.25.01.05.</text:p>
          </table:table-cell>
          <table:table-cell office:value-type="string">
            <text:p>Bidang Pengolahan Data Elektron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8      </text:p>
          </table:table-cell>
          <table:table-cell office:value-type="string">
            <text:p>1.25.01.06.</text:p>
          </table:table-cell>
          <table:table-cell office:value-type="string">
            <text:p>Balai Layanan Pengadaan Secara Elektroni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9      </text:p>
          </table:table-cell>
          <table:table-cell office:value-type="string">
            <text:p>1.26.</text:p>
          </table:table-cell>
          <table:table-cell office:value-type="string">
            <text:p>Perpustaka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40      </text:p>
          </table:table-cell>
          <table:table-cell office:value-type="string">
            <text:p>1.26.01.</text:p>
          </table:table-cell>
          <table:table-cell office:value-type="string">
            <text:p>Badan Perpustakaan dan Kearsipan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41      </text:p>
          </table:table-cell>
          <table:table-cell office:value-type="string">
            <text:p>1.26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2      </text:p>
          </table:table-cell>
          <table:table-cell office:value-type="string">
            <text:p>1.26.01.02.</text:p>
          </table:table-cell>
          <table:table-cell office:value-type="string">
            <text:p>Bidang Deposit dan Pengolahan Bahan Perpustaka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3      </text:p>
          </table:table-cell>
          <table:table-cell office:value-type="string">
            <text:p>1.26.01.03.</text:p>
          </table:table-cell>
          <table:table-cell office:value-type="string">
            <text:p>Bidang Pembinaan Perpustakaan dan Pengembangan Budidaya Bac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4      </text:p>
          </table:table-cell>
          <table:table-cell office:value-type="string">
            <text:p>1.26.01.04.</text:p>
          </table:table-cell>
          <table:table-cell office:value-type="string">
            <text:p>Bidang Layanan Otomasi Perpustakaan dan Kearsip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5      </text:p>
          </table:table-cell>
          <table:table-cell office:value-type="string">
            <text:p>1.26.01.05.</text:p>
          </table:table-cell>
          <table:table-cell office:value-type="string">
            <text:p>Bidang Layanan dan Otomatis Kearsip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6      </text:p>
          </table:table-cell>
          <table:table-cell office:value-type="string">
            <text:p>1.26.01.06.</text:p>
          </table:table-cell>
          <table:table-cell office:value-type="string">
            <text:p>Bidang Pembinaan dan Pengemb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7      </text:p>
          </table:table-cell>
          <table:table-cell office:value-type="string">
            <text:p>1.26.01.07.</text:p>
          </table:table-cell>
          <table:table-cell office:value-type="string">
            <text:p>Bidang Pengelolaan Kearsip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8      </text:p>
          </table:table-cell>
          <table:table-cell office:value-type="string">
            <text:p>1.26.01.08.</text:p>
          </table:table-cell>
          <table:table-cell office:value-type="string">
            <text:p>Bidang Akuisisi dan Pelestar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9      </text:p>
          </table:table-cell>
          <table:table-cell office:value-type="string">
            <text:p>2.</text:p>
          </table:table-cell>
          <table:table-cell office:value-type="string">
            <text:p>URUSAN PILIHAN</text:p>
          </table:table-cell>
          <table:table-cell table:number-columns-repeated="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50      </text:p>
          </table:table-cell>
          <table:table-cell office:value-type="string">
            <text:p>2.01.</text:p>
          </table:table-cell>
          <table:table-cell office:value-type="string">
            <text:p>Pertani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51      </text:p>
          </table:table-cell>
          <table:table-cell office:value-type="string">
            <text:p>2.01.01.</text:p>
          </table:table-cell>
          <table:table-cell office:value-type="string">
            <text:p>Dinas Pertanian Tanaman Pang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52      </text:p>
          </table:table-cell>
          <table:table-cell office:value-type="string">
            <text:p>2.01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3      </text:p>
          </table:table-cell>
          <table:table-cell office:value-type="string">
            <text:p>2.01.01.02.</text:p>
          </table:table-cell>
          <table:table-cell office:value-type="string">
            <text:p>Bidang Sumber D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4      </text:p>
          </table:table-cell>
          <table:table-cell office:value-type="string">
            <text:p>2.01.01.03.</text:p>
          </table:table-cell>
          <table:table-cell office:value-type="string">
            <text:p>Bidang Produksi Tanaman P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5      </text:p>
          </table:table-cell>
          <table:table-cell office:value-type="string">
            <text:p>2.01.01.04.</text:p>
          </table:table-cell>
          <table:table-cell office:value-type="string">
            <text:p>Bidang Produksi Tanaman Hortikultu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6      </text:p>
          </table:table-cell>
          <table:table-cell office:value-type="string">
            <text:p>2.01.01.05.</text:p>
          </table:table-cell>
          <table:table-cell office:value-type="string">
            <text:p>Bidang Bin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7      </text:p>
          </table:table-cell>
          <table:table-cell office:value-type="string">
            <text:p>2.01.01.06.</text:p>
          </table:table-cell>
          <table:table-cell office:value-type="string">
            <text:p>Balai Pengembangan Benih Pad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8      </text:p>
          </table:table-cell>
          <table:table-cell office:value-type="string">
            <text:p>2.01.01.07.</text:p>
          </table:table-cell>
          <table:table-cell office:value-type="string">
            <text:p>Balai Pengembangan Benih Palawij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9      </text:p>
          </table:table-cell>
          <table:table-cell office:value-type="string">
            <text:p>2.01.01.08.</text:p>
          </table:table-cell>
          <table:table-cell office:value-type="string">
            <text:p>Balai Pengembangan Benih Kent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0      </text:p>
          </table:table-cell>
          <table:table-cell office:value-type="string">
            <text:p>2.01.01.09.</text:p>
          </table:table-cell>
          <table:table-cell office:value-type="string">
            <text:p>Balai Pengembangan Benih Holtikulktura dan Aneka Tana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1      </text:p>
          </table:table-cell>
          <table:table-cell office:value-type="string">
            <text:p>2.01.01.10.</text:p>
          </table:table-cell>
          <table:table-cell office:value-type="string">
            <text:p>Balai Pengembangan Teknologi Mekanisasi Pertanian Tanaman P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2      </text:p>
          </table:table-cell>
          <table:table-cell office:value-type="string">
            <text:p>2.01.01.11.</text:p>
          </table:table-cell>
          <table:table-cell office:value-type="string">
            <text:p>Balai Pengawasan dan Sertifikasi Benih Tanaman Pangan dan Holtikultu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3      </text:p>
          </table:table-cell>
          <table:table-cell office:value-type="string">
            <text:p>2.01.01.12.</text:p>
          </table:table-cell>
          <table:table-cell office:value-type="string">
            <text:p>Balai Proteksi Tanaman Pangan dan Holtikultur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4      </text:p>
          </table:table-cell>
          <table:table-cell office:value-type="string">
            <text:p>2.01.01.13.</text:p>
          </table:table-cell>
          <table:table-cell office:value-type="string">
            <text:p>Balai Pelatihan Pertan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5      </text:p>
          </table:table-cell>
          <table:table-cell office:value-type="string">
            <text:p>2.01.02.</text:p>
          </table:table-cell>
          <table:table-cell office:value-type="string">
            <text:p>Dinas Perkebun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66      </text:p>
          </table:table-cell>
          <table:table-cell office:value-type="string">
            <text:p>2.01.02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7      </text:p>
          </table:table-cell>
          <table:table-cell office:value-type="string">
            <text:p>2.01.02.02.</text:p>
          </table:table-cell>
          <table:table-cell office:value-type="string">
            <text:p>Bidang Produksi Perkeb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8      </text:p>
          </table:table-cell>
          <table:table-cell office:value-type="string">
            <text:p>2.01.02.03.</text:p>
          </table:table-cell>
          <table:table-cell office:value-type="string">
            <text:p>Bidang Pengembangan SDM, Kelembagaan dan Permodal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9      </text:p>
          </table:table-cell>
          <table:table-cell office:value-type="string">
            <text:p>2.01.02.04.</text:p>
          </table:table-cell>
          <table:table-cell office:value-type="string">
            <text:p>Bidang Pengembangan dan Pengendalian Perkeb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0      </text:p>
          </table:table-cell>
          <table:table-cell office:value-type="string">
            <text:p>2.01.02.05.</text:p>
          </table:table-cell>
          <table:table-cell office:value-type="string">
            <text:p>Bidang Pengolahan, Pemasaran dan Usaha Perkeb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1      </text:p>
          </table:table-cell>
          <table:table-cell office:value-type="string">
            <text:p>2.01.02.06.</text:p>
          </table:table-cell>
          <table:table-cell office:value-type="string">
            <text:p>Balai Proteksi Tanaman Perkeb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2      </text:p>
          </table:table-cell>
          <table:table-cell office:value-type="string">
            <text:p>2.01.02.07.</text:p>
          </table:table-cell>
          <table:table-cell office:value-type="string">
            <text:p>Balai Pengembangan Benih Tanaman Perkeb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3      </text:p>
          </table:table-cell>
          <table:table-cell office:value-type="string">
            <text:p>2.01.02.08.</text:p>
          </table:table-cell>
          <table:table-cell office:value-type="string">
            <text:p>Balai Pengawasan dan Pengujian Mutu Benih Tanaman Perkebu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4      </text:p>
          </table:table-cell>
          <table:table-cell office:value-type="string">
            <text:p>2.01.03.</text:p>
          </table:table-cell>
          <table:table-cell office:value-type="string">
            <text:p>Dinas Peternak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75      </text:p>
          </table:table-cell>
          <table:table-cell office:value-type="string">
            <text:p>2.01.03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6      </text:p>
          </table:table-cell>
          <table:table-cell office:value-type="string">
            <text:p>2.01.03.02.</text:p>
          </table:table-cell>
          <table:table-cell office:value-type="string">
            <text:p>Bidang Prasarana dan Saran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7      </text:p>
          </table:table-cell>
          <table:table-cell office:value-type="string">
            <text:p>2.01.03.03.</text:p>
          </table:table-cell>
          <table:table-cell office:value-type="string">
            <text:p>Bidang Produk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8      </text:p>
          </table:table-cell>
          <table:table-cell office:value-type="string">
            <text:p>2.01.03.04.</text:p>
          </table:table-cell>
          <table:table-cell office:value-type="string">
            <text:p>Bidang Kesehatan Hewan dan Kesehatan Masyarakat Veterine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79      </text:p>
          </table:table-cell>
          <table:table-cell office:value-type="string">
            <text:p>2.01.03.05.</text:p>
          </table:table-cell>
          <table:table-cell office:value-type="string">
            <text:p>Bidang Pengembangan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0      </text:p>
          </table:table-cell>
          <table:table-cell office:value-type="string">
            <text:p>2.01.03.06.</text:p>
          </table:table-cell>
          <table:table-cell office:value-type="string">
            <text:p>Balai Pengembangan Perbibitan Ternak Ungga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1      </text:p>
          </table:table-cell>
          <table:table-cell office:value-type="string">
            <text:p>2.01.03.07.</text:p>
          </table:table-cell>
          <table:table-cell office:value-type="string">
            <text:p>Balai Pengembangan Perbibitan Ternak Sapi Poto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74      </text:p>
          </table:table-cell>
          <table:table-cell office:value-type="string">
            <text:p>2.01.03.08.</text:p>
          </table:table-cell>
          <table:table-cell office:value-type="string">
            <text:p>Balai Pengembangan Pembibitan Ternak Domba Margawat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3      </text:p>
          </table:table-cell>
          <table:table-cell office:value-type="string">
            <text:p>2.01.03.09.</text:p>
          </table:table-cell>
          <table:table-cell office:value-type="string">
            <text:p>Balai Penyidikan Penyakit Hewan dan Kesehatan Masyarakat Veteriner Cikole Lemb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4      </text:p>
          </table:table-cell>
          <table:table-cell office:value-type="string">
            <text:p>2.01.03.10.</text:p>
          </table:table-cell>
          <table:table-cell office:value-type="string">
            <text:p>Balai Pengujian Mutu Pakan Ternak Cikole Lemb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5      </text:p>
          </table:table-cell>
          <table:table-cell office:value-type="string">
            <text:p>2.01.03.11.</text:p>
          </table:table-cell>
          <table:table-cell office:value-type="string">
            <text:p>Balai Pelatihan Peternakan Cikole Lemb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6      </text:p>
          </table:table-cell>
          <table:table-cell office:value-type="string">
            <text:p>2.01.03.12.</text:p>
          </table:table-cell>
          <table:table-cell office:value-type="string">
            <text:p>Balai Perbibitan dan Pengembangan Inseminasi Buatan Ternak Sapi Perah BuniKasi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7      </text:p>
          </table:table-cell>
          <table:table-cell office:value-type="string">
            <text:p>2.01.03.13.</text:p>
          </table:table-cell>
          <table:table-cell office:value-type="string">
            <text:p>Balai Pengembangan Perbibitan Ternak Sapi Perah dan Hijauan Makanan Ternak  Cikole Lemb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1      </text:p>
          </table:table-cell>
          <table:table-cell office:value-type="string">
            <text:p>2.01.04.</text:p>
          </table:table-cell>
          <table:table-cell office:value-type="string">
            <text:p>Sekretariat Badan Koordinasi Penyuluhan Pertanian, Perikanan, dan Kehutan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70      </text:p>
          </table:table-cell>
          <table:table-cell office:value-type="string">
            <text:p>2.01.04.01.</text:p>
          </table:table-cell>
          <table:table-cell office:value-type="string">
            <text:p>Bagian Tata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78      </text:p>
          </table:table-cell>
          <table:table-cell office:value-type="string">
            <text:p>2.01.04.02.</text:p>
          </table:table-cell>
          <table:table-cell office:value-type="string">
            <text:p>Bidang Pertan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79      </text:p>
          </table:table-cell>
          <table:table-cell office:value-type="string">
            <text:p>2.01.04.03.</text:p>
          </table:table-cell>
          <table:table-cell office:value-type="string">
            <text:p>Bidang Perika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80      </text:p>
          </table:table-cell>
          <table:table-cell office:value-type="string">
            <text:p>2.01.04.04.</text:p>
          </table:table-cell>
          <table:table-cell office:value-type="string">
            <text:p>Bidang Kehuta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8      </text:p>
          </table:table-cell>
          <table:table-cell office:value-type="string">
            <text:p>2.02.</text:p>
          </table:table-cell>
          <table:table-cell office:value-type="string">
            <text:p>Kehutan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89      </text:p>
          </table:table-cell>
          <table:table-cell office:value-type="string">
            <text:p>2.02.01.</text:p>
          </table:table-cell>
          <table:table-cell office:value-type="string">
            <text:p>Dinas Kehutan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90      </text:p>
          </table:table-cell>
          <table:table-cell office:value-type="string">
            <text:p>2.02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1      </text:p>
          </table:table-cell>
          <table:table-cell office:value-type="string">
            <text:p>2.02.01.02.</text:p>
          </table:table-cell>
          <table:table-cell office:value-type="string">
            <text:p>Bidang Planolog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2      </text:p>
          </table:table-cell>
          <table:table-cell office:value-type="string">
            <text:p>2.02.01.03.</text:p>
          </table:table-cell>
          <table:table-cell office:value-type="string">
            <text:p>Bidang Bina Konservas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3      </text:p>
          </table:table-cell>
          <table:table-cell office:value-type="string">
            <text:p>2.02.01.04.</text:p>
          </table:table-cell>
          <table:table-cell office:value-type="string">
            <text:p>Bidang Bina Rehabilitasi Hutan dan Lah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4      </text:p>
          </table:table-cell>
          <table:table-cell office:value-type="string">
            <text:p>2.02.01.05.</text:p>
          </table:table-cell>
          <table:table-cell office:value-type="string">
            <text:p>Bidang Bina Produksi dan Usaha Kehuta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5      </text:p>
          </table:table-cell>
          <table:table-cell office:value-type="string">
            <text:p>2.02.01.06.</text:p>
          </table:table-cell>
          <table:table-cell office:value-type="string">
            <text:p>Balai Pengawasan dan Pengendalian Hasil Hu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6      </text:p>
          </table:table-cell>
          <table:table-cell office:value-type="string">
            <text:p>2.02.01.07.</text:p>
          </table:table-cell>
          <table:table-cell office:value-type="string">
            <text:p>Balai Pengelolaan Taman Hutan Raya Ir. H. Djuand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7      </text:p>
          </table:table-cell>
          <table:table-cell office:value-type="string">
            <text:p>2.02.01.08.</text:p>
          </table:table-cell>
          <table:table-cell office:value-type="string">
            <text:p>Balai Rehabilitasi Lahan dan Konservasi Tan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98      </text:p>
          </table:table-cell>
          <table:table-cell office:value-type="string">
            <text:p>2.03.</text:p>
          </table:table-cell>
          <table:table-cell office:value-type="string">
            <text:p>Energi dan Sumberdaya Miner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99      </text:p>
          </table:table-cell>
          <table:table-cell office:value-type="string">
            <text:p>2.03.01.</text:p>
          </table:table-cell>
          <table:table-cell office:value-type="string">
            <text:p>Dinas Energi dan Sumber Daya Miner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00      </text:p>
          </table:table-cell>
          <table:table-cell office:value-type="string">
            <text:p>2.03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1      </text:p>
          </table:table-cell>
          <table:table-cell office:value-type="string">
            <text:p>2.03.01.02.</text:p>
          </table:table-cell>
          <table:table-cell office:value-type="string">
            <text:p>Bidang Listrik dan Pemanfaatan Energ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2      </text:p>
          </table:table-cell>
          <table:table-cell office:value-type="string">
            <text:p>2.03.01.03.</text:p>
          </table:table-cell>
          <table:table-cell office:value-type="string">
            <text:p>Bidang Mineral, Geologi dan Air Tana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3      </text:p>
          </table:table-cell>
          <table:table-cell office:value-type="string">
            <text:p>2.03.01.04.</text:p>
          </table:table-cell>
          <table:table-cell office:value-type="string">
            <text:p>Bidang Panas Bumi dan Miga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4      </text:p>
          </table:table-cell>
          <table:table-cell office:value-type="string">
            <text:p>2.03.01.05.</text:p>
          </table:table-cell>
          <table:table-cell office:value-type="string">
            <text:p>Bidang Bina Usaha dan Kerjasam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5      </text:p>
          </table:table-cell>
          <table:table-cell office:value-type="string">
            <text:p>2.03.01.06.</text:p>
          </table:table-cell>
          <table:table-cell office:value-type="string">
            <text:p>UPTD Energi dan Sumber Daya Mineral Wilayah Pelayanan I  Cianju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6      </text:p>
          </table:table-cell>
          <table:table-cell office:value-type="string">
            <text:p>2.03.01.07.</text:p>
          </table:table-cell>
          <table:table-cell office:value-type="string">
            <text:p>UPTD Energi dan Sumber Daya Mineral Wilayah Pelayanan II  Purwakart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7      </text:p>
          </table:table-cell>
          <table:table-cell office:value-type="string">
            <text:p>2.03.01.08.</text:p>
          </table:table-cell>
          <table:table-cell office:value-type="string">
            <text:p>UPTD Energi dan Sumber Daya Mineral Wilayah Pelayanan III Bandu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8      </text:p>
          </table:table-cell>
          <table:table-cell office:value-type="string">
            <text:p>2.03.01.09.</text:p>
          </table:table-cell>
          <table:table-cell office:value-type="string">
            <text:p>UPTD Energi dan Sumber Daya Mineral Wilayah Pelayanan IV Tasikmal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9      </text:p>
          </table:table-cell>
          <table:table-cell office:value-type="string">
            <text:p>2.03.01.10.</text:p>
          </table:table-cell>
          <table:table-cell office:value-type="string">
            <text:p>UPTD Energi dan Sumber Daya Mineral Wilayah Pelayanan V Cireb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0      </text:p>
          </table:table-cell>
          <table:table-cell office:value-type="string">
            <text:p>2.03.01.11.</text:p>
          </table:table-cell>
          <table:table-cell office:value-type="string">
            <text:p>Balai Pengujian Energi dan Sumber Daya Miner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1      </text:p>
          </table:table-cell>
          <table:table-cell office:value-type="string">
            <text:p>2.04.</text:p>
          </table:table-cell>
          <table:table-cell office:value-type="string">
            <text:p>Pariwisa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12      </text:p>
          </table:table-cell>
          <table:table-cell office:value-type="string">
            <text:p>2.05.</text:p>
          </table:table-cell>
          <table:table-cell office:value-type="string">
            <text:p>Kelautan dan Perikan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13      </text:p>
          </table:table-cell>
          <table:table-cell office:value-type="string">
            <text:p>2.05.01.</text:p>
          </table:table-cell>
          <table:table-cell office:value-type="string">
            <text:p>Dinas Perikanan dan Kelaut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14      </text:p>
          </table:table-cell>
          <table:table-cell office:value-type="string">
            <text:p>2.05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5      </text:p>
          </table:table-cell>
          <table:table-cell office:value-type="string">
            <text:p>2.05.01.02.</text:p>
          </table:table-cell>
          <table:table-cell office:value-type="string">
            <text:p>Bidang Perikanan Budid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6      </text:p>
          </table:table-cell>
          <table:table-cell office:value-type="string">
            <text:p>2.05.01.03.</text:p>
          </table:table-cell>
          <table:table-cell office:value-type="string">
            <text:p>Bidang Perikanan Tangkap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7      </text:p>
          </table:table-cell>
          <table:table-cell office:value-type="string">
            <text:p>2.05.01.04.</text:p>
          </table:table-cell>
          <table:table-cell office:value-type="string">
            <text:p>Bidang Kelau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8      </text:p>
          </table:table-cell>
          <table:table-cell office:value-type="string">
            <text:p>2.05.01.05.</text:p>
          </table:table-cell>
          <table:table-cell office:value-type="string">
            <text:p>Bidang Pengembangan Usah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9      </text:p>
          </table:table-cell>
          <table:table-cell office:value-type="string">
            <text:p>2.05.01.06.</text:p>
          </table:table-cell>
          <table:table-cell office:value-type="string">
            <text:p>Balai Pengembangan Benih Ikan Air Taw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0      </text:p>
          </table:table-cell>
          <table:table-cell office:value-type="string">
            <text:p>2.05.01.07.</text:p>
          </table:table-cell>
          <table:table-cell office:value-type="string">
            <text:p>Balai Pengembangan Benih Ikan Air Payau dan Lau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1      </text:p>
          </table:table-cell>
          <table:table-cell office:value-type="string">
            <text:p>2.05.01.08.</text:p>
          </table:table-cell>
          <table:table-cell office:value-type="string">
            <text:p>Balai Pengembangan Budi Daya Air Taw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2      </text:p>
          </table:table-cell>
          <table:table-cell office:value-type="string">
            <text:p>2.05.01.09.</text:p>
          </table:table-cell>
          <table:table-cell office:value-type="string">
            <text:p>Balai Pengembangan Budi Daya Air Payau dan Lau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3      </text:p>
          </table:table-cell>
          <table:table-cell office:value-type="string">
            <text:p>2.05.01.10.</text:p>
          </table:table-cell>
          <table:table-cell office:value-type="string">
            <text:p>Balai Pengembangan Teknologi Penangkapan dan Kelau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4      </text:p>
          </table:table-cell>
          <table:table-cell office:value-type="string">
            <text:p>2.05.01.11.</text:p>
          </table:table-cell>
          <table:table-cell office:value-type="string">
            <text:p>Balai Pengujian dan Pembinaan Mutu Hasil Perikan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5      </text:p>
          </table:table-cell>
          <table:table-cell office:value-type="string">
            <text:p>2.05.01.12.</text:p>
          </table:table-cell>
          <table:table-cell office:value-type="string">
            <text:p>Balai Pelabuhan Perikanan Panta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6      </text:p>
          </table:table-cell>
          <table:table-cell office:value-type="string">
            <text:p>2.05.01.13.</text:p>
          </table:table-cell>
          <table:table-cell office:value-type="string">
            <text:p>Balai Pelestarian Perikanan Perairan Umu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7      </text:p>
          </table:table-cell>
          <table:table-cell office:value-type="string">
            <text:p>2.05.01.14.</text:p>
          </table:table-cell>
          <table:table-cell office:value-type="string">
            <text:p>Balai Pengembangan Produksi Budi Daya Air Tawa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8      </text:p>
          </table:table-cell>
          <table:table-cell office:value-type="string">
            <text:p>2.06.</text:p>
          </table:table-cell>
          <table:table-cell office:value-type="string">
            <text:p>Perdagang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29      </text:p>
          </table:table-cell>
          <table:table-cell office:value-type="string">
            <text:p>2.07.</text:p>
          </table:table-cell>
          <table:table-cell office:value-type="string">
            <text:p>Industr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30      </text:p>
          </table:table-cell>
          <table:table-cell office:value-type="string">
            <text:p>2.07.01.</text:p>
          </table:table-cell>
          <table:table-cell office:value-type="string">
            <text:p>Dinas Perindustrian dan Perdagang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31      </text:p>
          </table:table-cell>
          <table:table-cell office:value-type="string">
            <text:p>2.07.01.01.</text:p>
          </table:table-cell>
          <table:table-cell office:value-type="string">
            <text:p>Sekretaria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2      </text:p>
          </table:table-cell>
          <table:table-cell office:value-type="string">
            <text:p>2.07.01.02.</text:p>
          </table:table-cell>
          <table:table-cell office:value-type="string">
            <text:p>Bidang Industri Logam, Mesin, Alat Transportasi, Aneka Tekstil, dan Telematika (ILMATATT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3      </text:p>
          </table:table-cell>
          <table:table-cell office:value-type="string">
            <text:p>2.07.01.03.</text:p>
          </table:table-cell>
          <table:table-cell office:value-type="string">
            <text:p>Bidang Industri Aneka, Kerajinan dan Kimi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4      </text:p>
          </table:table-cell>
          <table:table-cell office:value-type="string">
            <text:p>2.07.01.04.</text:p>
          </table:table-cell>
          <table:table-cell office:value-type="string">
            <text:p>Bidang Industri Agr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5      </text:p>
          </table:table-cell>
          <table:table-cell office:value-type="string">
            <text:p>2.07.01.05.</text:p>
          </table:table-cell>
          <table:table-cell office:value-type="string">
            <text:p>Bidang Perdagangan Dalam Neger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6      </text:p>
          </table:table-cell>
          <table:table-cell office:value-type="string">
            <text:p>2.07.01.06.</text:p>
          </table:table-cell>
          <table:table-cell office:value-type="string">
            <text:p>Bidang Perdagangan Luar Negeri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7      </text:p>
          </table:table-cell>
          <table:table-cell office:value-type="string">
            <text:p>2.07.01.07.</text:p>
          </table:table-cell>
          <table:table-cell office:value-type="string">
            <text:p>Bidang Promosi dan Kerjasama Industri dan Perdagang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8      </text:p>
          </table:table-cell>
          <table:table-cell office:value-type="string">
            <text:p>2.07.01.08.</text:p>
          </table:table-cell>
          <table:table-cell office:value-type="string">
            <text:p>Balai Kemetrologian Bandu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9      </text:p>
          </table:table-cell>
          <table:table-cell office:value-type="string">
            <text:p>2.07.01.09.</text:p>
          </table:table-cell>
          <table:table-cell office:value-type="string">
            <text:p>Balai Pengembangan Perindustri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40      </text:p>
          </table:table-cell>
          <table:table-cell office:value-type="string">
            <text:p>2.07.01.10.</text:p>
          </table:table-cell>
          <table:table-cell office:value-type="string">
            <text:p>Balai Kemetrologian Bogo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41      </text:p>
          </table:table-cell>
          <table:table-cell office:value-type="string">
            <text:p>2.07.01.11.</text:p>
          </table:table-cell>
          <table:table-cell office:value-type="string">
            <text:p>Balai Kemetrologian Karawan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60      </text:p>
          </table:table-cell>
          <table:table-cell office:value-type="string">
            <text:p>2.07.01.12.</text:p>
          </table:table-cell>
          <table:table-cell office:value-type="string">
            <text:p>Balai Kemetrologian Cireb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61      </text:p>
          </table:table-cell>
          <table:table-cell office:value-type="string">
            <text:p>2.07.01.13.</text:p>
          </table:table-cell>
          <table:table-cell office:value-type="string">
            <text:p>Balai Kemetrologian Tasikmalay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42      </text:p>
          </table:table-cell>
          <table:table-cell office:value-type="string">
            <text:p>2.08.</text:p>
          </table:table-cell>
          <table:table-cell office:value-type="string">
            <text:p>Ketransmigrasi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104811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frek" table:style-name="ta2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kode</text:p>
          </table:table-cell>
          <table:table-cell office:value-type="string">
            <text:p>uraian</text:p>
          </table:table-cell>
          <table:table-cell office:value-type="string">
            <text:p>level_id</text:p>
          </table:table-cell>
          <table:table-cell office:value-type="string">
            <text:p>is_summary</text:p>
          </table:table-cell>
          <table:table-cell table:number-columns-repeated="250"/>
        </table:table-row>
        <table:table-row table:style-name="ro1">
          <table:table-cell office:value-type="string">
            <text:p>1        </text:p>
          </table:table-cell>
          <table:table-cell office:value-type="string">
            <text:p>4.</text:p>
          </table:table-cell>
          <table:table-cell office:value-type="string">
            <text:p>PENDAPATAN DAERAH</text:p>
          </table:table-cell>
          <table:table-cell table:number-columns-repeated="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        </text:p>
          </table:table-cell>
          <table:table-cell office:value-type="string">
            <text:p>4.1.</text:p>
          </table:table-cell>
          <table:table-cell office:value-type="string">
            <text:p>PENDAPATAN ASLI DAERA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        </text:p>
          </table:table-cell>
          <table:table-cell office:value-type="string">
            <text:p>4.1.1.</text:p>
          </table:table-cell>
          <table:table-cell office:value-type="string">
            <text:p>Pajak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        </text:p>
          </table:table-cell>
          <table:table-cell office:value-type="string">
            <text:p>4.1.1.01.</text:p>
          </table:table-cell>
          <table:table-cell office:value-type="string">
            <text:p>Pajak Kendaraan Bermo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        </text:p>
          </table:table-cell>
          <table:table-cell office:value-type="string">
            <text:p>4.1.1.01.01.</text:p>
          </table:table-cell>
          <table:table-cell office:value-type="string">
            <text:p>Pajak Kendaraan Bermo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        </text:p>
          </table:table-cell>
          <table:table-cell office:value-type="string">
            <text:p>4.1.1.01.02.</text:p>
          </table:table-cell>
          <table:table-cell office:value-type="string">
            <text:p>A-2 Sedan, Jeep, Station Wagon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        </text:p>
          </table:table-cell>
          <table:table-cell office:value-type="string">
            <text:p>4.1.1.01.04.</text:p>
          </table:table-cell>
          <table:table-cell office:value-type="string">
            <text:p>B-1 Bus, Micro Bus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        </text:p>
          </table:table-cell>
          <table:table-cell office:value-type="string">
            <text:p>4.1.1.01.05.</text:p>
          </table:table-cell>
          <table:table-cell office:value-type="string">
            <text:p>B-2 Bus, Micro Bus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       </text:p>
          </table:table-cell>
          <table:table-cell office:value-type="string">
            <text:p>4.1.1.01.07.</text:p>
          </table:table-cell>
          <table:table-cell office:value-type="string">
            <text:p>C-1 Truck, Pick Up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       </text:p>
          </table:table-cell>
          <table:table-cell office:value-type="string">
            <text:p>4.1.1.01.08.</text:p>
          </table:table-cell>
          <table:table-cell office:value-type="string">
            <text:p>C-2 Truck, Pick Up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       </text:p>
          </table:table-cell>
          <table:table-cell office:value-type="string">
            <text:p>4.1.1.01.10.</text:p>
          </table:table-cell>
          <table:table-cell office:value-type="string">
            <text:p>D-1 Kendaraan Khusus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       </text:p>
          </table:table-cell>
          <table:table-cell office:value-type="string">
            <text:p>4.1.1.01.11.</text:p>
          </table:table-cell>
          <table:table-cell office:value-type="string">
            <text:p>D-2 Kendaraan Khusus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       </text:p>
          </table:table-cell>
          <table:table-cell office:value-type="string">
            <text:p>4.1.1.01.13.</text:p>
          </table:table-cell>
          <table:table-cell office:value-type="string">
            <text:p>E-1 Sepeda Motor, Scooter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       </text:p>
          </table:table-cell>
          <table:table-cell office:value-type="string">
            <text:p>4.1.1.02.</text:p>
          </table:table-cell>
          <table:table-cell office:value-type="string">
            <text:p>Pajak Kendaraan Di Atas 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0       </text:p>
          </table:table-cell>
          <table:table-cell office:value-type="string">
            <text:p>4.1.1.02.01.</text:p>
          </table:table-cell>
          <table:table-cell office:value-type="string">
            <text:p>Pajak Kendaraan Di Atas Ai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       </text:p>
          </table:table-cell>
          <table:table-cell office:value-type="string">
            <text:p>4.1.1.03.</text:p>
          </table:table-cell>
          <table:table-cell office:value-type="string">
            <text:p>Bea Balik Nama Kendaraan Bermo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2       </text:p>
          </table:table-cell>
          <table:table-cell office:value-type="string">
            <text:p>4.1.1.03.01.</text:p>
          </table:table-cell>
          <table:table-cell office:value-type="string">
            <text:p>Bea Balik Nama Kendaraan Bermo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       </text:p>
          </table:table-cell>
          <table:table-cell office:value-type="string">
            <text:p>4.1.1.03.02.</text:p>
          </table:table-cell>
          <table:table-cell office:value-type="string">
            <text:p>A-2 Sedan, Jeep, Station Wagon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       </text:p>
          </table:table-cell>
          <table:table-cell office:value-type="string">
            <text:p>4.1.1.03.03.</text:p>
          </table:table-cell>
          <table:table-cell office:value-type="string">
            <text:p>A-3 Sedan, Jeep, Station Wagon (Dinas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       </text:p>
          </table:table-cell>
          <table:table-cell office:value-type="string">
            <text:p>4.1.1.03.04.</text:p>
          </table:table-cell>
          <table:table-cell office:value-type="string">
            <text:p>B-1 Bus, Micro Bus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6       </text:p>
          </table:table-cell>
          <table:table-cell office:value-type="string">
            <text:p>4.1.1.03.05.</text:p>
          </table:table-cell>
          <table:table-cell office:value-type="string">
            <text:p>B-2 Bus, Micro Bus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7       </text:p>
          </table:table-cell>
          <table:table-cell office:value-type="string">
            <text:p>4.1.1.03.06.</text:p>
          </table:table-cell>
          <table:table-cell office:value-type="string">
            <text:p>B-3 Bus, Micro Bus (Dinas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8       </text:p>
          </table:table-cell>
          <table:table-cell office:value-type="string">
            <text:p>4.1.1.03.07.</text:p>
          </table:table-cell>
          <table:table-cell office:value-type="string">
            <text:p>C-1 Truck, Pick Up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9       </text:p>
          </table:table-cell>
          <table:table-cell office:value-type="string">
            <text:p>4.1.1.03.08.</text:p>
          </table:table-cell>
          <table:table-cell office:value-type="string">
            <text:p>C-2 Truck, Pick Up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0       </text:p>
          </table:table-cell>
          <table:table-cell office:value-type="string">
            <text:p>4.1.1.03.09.</text:p>
          </table:table-cell>
          <table:table-cell office:value-type="string">
            <text:p>C-3 Truck, Pick Up (Dinas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1       </text:p>
          </table:table-cell>
          <table:table-cell office:value-type="string">
            <text:p>4.1.1.03.10.</text:p>
          </table:table-cell>
          <table:table-cell office:value-type="string">
            <text:p>D-1 Kendaraan Khusus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2       </text:p>
          </table:table-cell>
          <table:table-cell office:value-type="string">
            <text:p>4.1.1.03.11.</text:p>
          </table:table-cell>
          <table:table-cell office:value-type="string">
            <text:p>D-2 Kendaraan Khusus (Umum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       </text:p>
          </table:table-cell>
          <table:table-cell office:value-type="string">
            <text:p>4.1.1.03.12.</text:p>
          </table:table-cell>
          <table:table-cell office:value-type="string">
            <text:p>D-3 Kendaraan Khusus (Dinas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4       </text:p>
          </table:table-cell>
          <table:table-cell office:value-type="string">
            <text:p>4.1.1.03.13.</text:p>
          </table:table-cell>
          <table:table-cell office:value-type="string">
            <text:p>E-1 Sepeda Motor, Scooter (Pribad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5       </text:p>
          </table:table-cell>
          <table:table-cell office:value-type="string">
            <text:p>4.1.1.03.14.</text:p>
          </table:table-cell>
          <table:table-cell office:value-type="string">
            <text:p>E-2 Sepeda Motor, Scooter (Dinas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6       </text:p>
          </table:table-cell>
          <table:table-cell office:value-type="string">
            <text:p>4.1.1.04.</text:p>
          </table:table-cell>
          <table:table-cell office:value-type="string">
            <text:p>Bea Balik nama Kendaraan Di atas 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7       </text:p>
          </table:table-cell>
          <table:table-cell office:value-type="string">
            <text:p>4.1.1.04.01.</text:p>
          </table:table-cell>
          <table:table-cell office:value-type="string">
            <text:p>Bea Balik nama Kendaraan Di atas Ai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8       </text:p>
          </table:table-cell>
          <table:table-cell office:value-type="string">
            <text:p>4.1.1.05.</text:p>
          </table:table-cell>
          <table:table-cell office:value-type="string">
            <text:p>Pajak Bahan Bakar Kendaraan Bermot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39       </text:p>
          </table:table-cell>
          <table:table-cell office:value-type="string">
            <text:p>4.1.1.05.01.</text:p>
          </table:table-cell>
          <table:table-cell office:value-type="string">
            <text:p>Pajak Bahan Bakar Kendaraan Bermo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0       </text:p>
          </table:table-cell>
          <table:table-cell office:value-type="string">
            <text:p>4.1.1.05.02.</text:p>
          </table:table-cell>
          <table:table-cell office:value-type="string">
            <text:p>Pertamax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1       </text:p>
          </table:table-cell>
          <table:table-cell office:value-type="string">
            <text:p>4.1.1.05.03.</text:p>
          </table:table-cell>
          <table:table-cell office:value-type="string">
            <text:p>Pertamax Plu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2       </text:p>
          </table:table-cell>
          <table:table-cell office:value-type="string">
            <text:p>4.1.1.05.04.</text:p>
          </table:table-cell>
          <table:table-cell office:value-type="string">
            <text:p>Sol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3       </text:p>
          </table:table-cell>
          <table:table-cell office:value-type="string">
            <text:p>4.1.1.05.05.</text:p>
          </table:table-cell>
          <table:table-cell office:value-type="string">
            <text:p>G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4       </text:p>
          </table:table-cell>
          <table:table-cell office:value-type="string">
            <text:p>4.1.1.06.</text:p>
          </table:table-cell>
          <table:table-cell office:value-type="string">
            <text:p>Pajak A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5       </text:p>
          </table:table-cell>
          <table:table-cell office:value-type="string">
            <text:p>4.1.1.06.01.</text:p>
          </table:table-cell>
          <table:table-cell office:value-type="string">
            <text:p>Pajak Pengambilan Pemanfaatan Air Permuka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7       </text:p>
          </table:table-cell>
          <table:table-cell office:value-type="string">
            <text:p>4.1.1.07.</text:p>
          </table:table-cell>
          <table:table-cell office:value-type="string">
            <text:p>Pajak Roko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48       </text:p>
          </table:table-cell>
          <table:table-cell office:value-type="string">
            <text:p>4.1.1.07.01.</text:p>
          </table:table-cell>
          <table:table-cell office:value-type="string">
            <text:p>Pajak Roko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49       </text:p>
          </table:table-cell>
          <table:table-cell office:value-type="string">
            <text:p>4.1.2.</text:p>
          </table:table-cell>
          <table:table-cell office:value-type="string">
            <text:p>Retribusi Da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0       </text:p>
          </table:table-cell>
          <table:table-cell office:value-type="string">
            <text:p>4.1.2.01.</text:p>
          </table:table-cell>
          <table:table-cell office:value-type="string">
            <text:p>Retribusi Jasa Umum  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01      </text:p>
          </table:table-cell>
          <table:table-cell office:value-type="string">
            <text:p>4.1.2.01.01.</text:p>
          </table:table-cell>
          <table:table-cell office:value-type="string">
            <text:p>Retribusi Pelayanan Kesehat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02      </text:p>
          </table:table-cell>
          <table:table-cell office:value-type="string">
            <text:p>4.1.2.01.01.01.</text:p>
          </table:table-cell>
          <table:table-cell office:value-type="string">
            <text:p>1. Rumah Sakit Jiw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3      </text:p>
          </table:table-cell>
          <table:table-cell office:value-type="string">
            <text:p>4.1.2.01.01.02.</text:p>
          </table:table-cell>
          <table:table-cell office:value-type="string">
            <text:p>2. Rumah Sakit Paru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4      </text:p>
          </table:table-cell>
          <table:table-cell office:value-type="string">
            <text:p>4.1.2.01.01.03.</text:p>
          </table:table-cell>
          <table:table-cell office:value-type="string">
            <text:p>3. Balai Kesehatan Paru Masyarakat Cireb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4      </text:p>
          </table:table-cell>
          <table:table-cell office:value-type="string">
            <text:p>4.1.2.01.01.04.</text:p>
          </table:table-cell>
          <table:table-cell office:value-type="string">
            <text:p>4. Balai Laboratorium Kesehat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5      </text:p>
          </table:table-cell>
          <table:table-cell office:value-type="string">
            <text:p>4.1.2.01.01.05.</text:p>
          </table:table-cell>
          <table:table-cell office:value-type="string">
            <text:p>5. Balai Kesehatan Kerja Masyarakat Bandun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7      </text:p>
          </table:table-cell>
          <table:table-cell office:value-type="string">
            <text:p>4.1.2.01.02.</text:p>
          </table:table-cell>
          <table:table-cell office:value-type="string">
            <text:p>Retribusi Pelayanan Tera/Tera Ulan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08      </text:p>
          </table:table-cell>
          <table:table-cell office:value-type="string">
            <text:p>4.1.2.01.02.01.</text:p>
          </table:table-cell>
          <table:table-cell office:value-type="string">
            <text:p>1. Balai Kemeterologian Bogo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9      </text:p>
          </table:table-cell>
          <table:table-cell office:value-type="string">
            <text:p>4.1.2.01.02.02.</text:p>
          </table:table-cell>
          <table:table-cell office:value-type="string">
            <text:p>2. Balai Kemeterologian Karawan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0      </text:p>
          </table:table-cell>
          <table:table-cell office:value-type="string">
            <text:p>4.1.2.01.02.03.</text:p>
          </table:table-cell>
          <table:table-cell office:value-type="string">
            <text:p>3. Balai Kemeterologian Cirebo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1      </text:p>
          </table:table-cell>
          <table:table-cell office:value-type="string">
            <text:p>4.1.2.01.02.04.</text:p>
          </table:table-cell>
          <table:table-cell office:value-type="string">
            <text:p>4. Balai Kemeterologian Bandun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2      </text:p>
          </table:table-cell>
          <table:table-cell office:value-type="string">
            <text:p>4.1.2.01.02.05.</text:p>
          </table:table-cell>
          <table:table-cell office:value-type="string">
            <text:p>5. Balai Kemeterologian Tasikmalay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05      </text:p>
          </table:table-cell>
          <table:table-cell office:value-type="string">
            <text:p>4.1.2.01.03.</text:p>
          </table:table-cell>
          <table:table-cell office:value-type="string">
            <text:p>Retribusi Pelayanan Pendidik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       </text:p>
          </table:table-cell>
          <table:table-cell office:value-type="string">
            <text:p>4.1.2.02.</text:p>
          </table:table-cell>
          <table:table-cell office:value-type="string">
            <text:p>Retribusi Jasa Usah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14      </text:p>
          </table:table-cell>
          <table:table-cell office:value-type="string">
            <text:p>4.1.2.02.01.</text:p>
          </table:table-cell>
          <table:table-cell office:value-type="string">
            <text:p>Retribusi Pemakaian Kekayaan Daera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15      </text:p>
          </table:table-cell>
          <table:table-cell office:value-type="string">
            <text:p>4.1.2.02.01.01.</text:p>
          </table:table-cell>
          <table:table-cell office:value-type="string">
            <text:p>1. Sewa Tanah dan Bangunan Dinas Bina Marg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6      </text:p>
          </table:table-cell>
          <table:table-cell office:value-type="string">
            <text:p>4.1.2.02.01.02.</text:p>
          </table:table-cell>
          <table:table-cell office:value-type="string">
            <text:p>2. Sewa Alat Bera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7      </text:p>
          </table:table-cell>
          <table:table-cell office:value-type="string">
            <text:p>4.1.2.02.01.03.</text:p>
          </table:table-cell>
          <table:table-cell office:value-type="string">
            <text:p>3. Sewa Gedung/Ruangan/Aula/Asram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6      </text:p>
          </table:table-cell>
          <table:table-cell office:value-type="string">
            <text:p>4.1.2.02.01.03.01.</text:p>
          </table:table-cell>
          <table:table-cell office:value-type="string">
            <text:p>a. Mess Pangandaran Dinas PSD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7      </text:p>
          </table:table-cell>
          <table:table-cell office:value-type="string">
            <text:p>4.1.2.02.01.03.02.</text:p>
          </table:table-cell>
          <table:table-cell office:value-type="string">
            <text:p>b. Dinas Tenaga Kerja dan Transmigrasi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58      </text:p>
          </table:table-cell>
          <table:table-cell office:value-type="string">
            <text:p>4.1.2.02.01.03.03.</text:p>
          </table:table-cell>
          <table:table-cell office:value-type="string">
            <text:p>c. Dinas Kebudayaan dan Pariwisat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59      </text:p>
          </table:table-cell>
          <table:table-cell office:value-type="string">
            <text:p>4.1.2.02.01.03.03.01.</text:p>
          </table:table-cell>
          <table:table-cell office:value-type="string">
            <text:p>1) Balai Taman Buday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0      </text:p>
          </table:table-cell>
          <table:table-cell office:value-type="string">
            <text:p>4.1.2.02.01.03.03.02.</text:p>
          </table:table-cell>
          <table:table-cell office:value-type="string">
            <text:p>2) Balai Museum Sribadug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1      </text:p>
          </table:table-cell>
          <table:table-cell office:value-type="string">
            <text:p>4.1.2.02.01.03.03.03.</text:p>
          </table:table-cell>
          <table:table-cell office:value-type="string">
            <text:p>3) Mess Pondok Seni Pangandar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2      </text:p>
          </table:table-cell>
          <table:table-cell office:value-type="string">
            <text:p>4.1.2.02.01.03.04.</text:p>
          </table:table-cell>
          <table:table-cell office:value-type="string">
            <text:p>d. Dinas Kesehat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63      </text:p>
          </table:table-cell>
          <table:table-cell office:value-type="string">
            <text:p>4.1.2.02.01.03.04.01.</text:p>
          </table:table-cell>
          <table:table-cell office:value-type="string">
            <text:p>1) Laboratorium Kesehat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4      </text:p>
          </table:table-cell>
          <table:table-cell office:value-type="string">
            <text:p>4.1.2.02.01.03.04.02.</text:p>
          </table:table-cell>
          <table:table-cell office:value-type="string">
            <text:p>2)BKP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5      </text:p>
          </table:table-cell>
          <table:table-cell office:value-type="string">
            <text:p>4.1.2.02.01.03.04.03.</text:p>
          </table:table-cell>
          <table:table-cell office:value-type="string">
            <text:p>3)Balai Pelatihan Kesehat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6      </text:p>
          </table:table-cell>
          <table:table-cell office:value-type="string">
            <text:p>4.1.2.02.01.03.05.</text:p>
          </table:table-cell>
          <table:table-cell office:value-type="string">
            <text:p>e. Rumah Sakit Jiw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7      </text:p>
          </table:table-cell>
          <table:table-cell office:value-type="string">
            <text:p>4.1.2.02.01.03.06.</text:p>
          </table:table-cell>
          <table:table-cell office:value-type="string">
            <text:p>f. Rumah Sakit Paru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68      </text:p>
          </table:table-cell>
          <table:table-cell office:value-type="string">
            <text:p>4.1.2.02.01.03.07.</text:p>
          </table:table-cell>
          <table:table-cell office:value-type="string">
            <text:p>g. Dinas Perikan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69      </text:p>
          </table:table-cell>
          <table:table-cell office:value-type="string">
            <text:p>4.1.2.02.01.03.07.01.</text:p>
          </table:table-cell>
          <table:table-cell office:value-type="string">
            <text:p>1) BPTPK Cirebo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0      </text:p>
          </table:table-cell>
          <table:table-cell office:value-type="string">
            <text:p>4.1.2.02.01.03.07.02.</text:p>
          </table:table-cell>
          <table:table-cell office:value-type="string">
            <text:p>2) Balai Pengujian dan Pembinaan Mutu Hasil Perikan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1      </text:p>
          </table:table-cell>
          <table:table-cell office:value-type="string">
            <text:p>4.1.2.02.01.03.07.03.</text:p>
          </table:table-cell>
          <table:table-cell office:value-type="string">
            <text:p>3) Balai Pelabuhan Perikanan Pantai Muara Ase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2      </text:p>
          </table:table-cell>
          <table:table-cell office:value-type="string">
            <text:p>4.1.2.02.01.03.08.</text:p>
          </table:table-cell>
          <table:table-cell office:value-type="string">
            <text:p>h. Dinas Pertani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73      </text:p>
          </table:table-cell>
          <table:table-cell office:value-type="string">
            <text:p>4.1.2.02.01.03.08.01.</text:p>
          </table:table-cell>
          <table:table-cell office:value-type="string">
            <text:p>1) BPP Padi Cihe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4      </text:p>
          </table:table-cell>
          <table:table-cell office:value-type="string">
            <text:p>4.1.2.02.01.03.08.02.</text:p>
          </table:table-cell>
          <table:table-cell office:value-type="string">
            <text:p>2) BPP Palawij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5      </text:p>
          </table:table-cell>
          <table:table-cell office:value-type="string">
            <text:p>4.1.2.02.01.03.08.03.</text:p>
          </table:table-cell>
          <table:table-cell office:value-type="string">
            <text:p>3) BPP Hortikultur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6      </text:p>
          </table:table-cell>
          <table:table-cell office:value-type="string">
            <text:p>4.1.2.02.01.03.08.04.</text:p>
          </table:table-cell>
          <table:table-cell office:value-type="string">
            <text:p>4) BPTP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7      </text:p>
          </table:table-cell>
          <table:table-cell office:value-type="string">
            <text:p>4.1.2.02.01.03.08.05.</text:p>
          </table:table-cell>
          <table:table-cell office:value-type="string">
            <text:p>5) BPSBTP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8      </text:p>
          </table:table-cell>
          <table:table-cell office:value-type="string">
            <text:p>4.1.2.02.01.03.08.06.</text:p>
          </table:table-cell>
          <table:table-cell office:value-type="string">
            <text:p>6) BAPELT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79      </text:p>
          </table:table-cell>
          <table:table-cell office:value-type="string">
            <text:p>4.1.2.02.01.03.08.07.</text:p>
          </table:table-cell>
          <table:table-cell office:value-type="string">
            <text:p>7) KOPERASI PUSA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0      </text:p>
          </table:table-cell>
          <table:table-cell office:value-type="string">
            <text:p>4.1.2.02.01.03.09.</text:p>
          </table:table-cell>
          <table:table-cell office:value-type="string">
            <text:p>i. Dinas Sosia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1      </text:p>
          </table:table-cell>
          <table:table-cell office:value-type="string">
            <text:p>4.1.2.02.01.03.12.</text:p>
          </table:table-cell>
          <table:table-cell office:value-type="string">
            <text:p>j. Dinas Industri dan Perdagang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82      </text:p>
          </table:table-cell>
          <table:table-cell office:value-type="string">
            <text:p>4.1.2.02.01.03.12.01.</text:p>
          </table:table-cell>
          <table:table-cell office:value-type="string">
            <text:p>1) Balai Perindustria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3      </text:p>
          </table:table-cell>
          <table:table-cell office:value-type="string">
            <text:p>4.1.2.02.01.03.14.</text:p>
          </table:table-cell>
          <table:table-cell office:value-type="string">
            <text:p>k. Dinas Pendapatan Provinsi Jawa Bara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4      </text:p>
          </table:table-cell>
          <table:table-cell office:value-type="string">
            <text:p>4.1.2.02.01.03.15.</text:p>
          </table:table-cell>
          <table:table-cell office:value-type="string">
            <text:p>l. BKPP Wilayah Bogor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5      </text:p>
          </table:table-cell>
          <table:table-cell office:value-type="string">
            <text:p>4.1.2.02.01.03.16.</text:p>
          </table:table-cell>
          <table:table-cell office:value-type="string">
            <text:p>m. BKPP Wilayah Purwakart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6      </text:p>
          </table:table-cell>
          <table:table-cell office:value-type="string">
            <text:p>4.1.2.02.01.03.17.</text:p>
          </table:table-cell>
          <table:table-cell office:value-type="string">
            <text:p>n. BKPP Wilayah Prianga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7      </text:p>
          </table:table-cell>
          <table:table-cell office:value-type="string">
            <text:p>4.1.2.02.01.03.18.</text:p>
          </table:table-cell>
          <table:table-cell office:value-type="string">
            <text:p>o. Badan Pendidikan dan Pelatiha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8      </text:p>
          </table:table-cell>
          <table:table-cell office:value-type="string">
            <text:p>4.1.2.02.01.03.19.</text:p>
          </table:table-cell>
          <table:table-cell office:value-type="string">
            <text:p>p. Biro Humas, Protokol dan Umu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89      </text:p>
          </table:table-cell>
          <table:table-cell office:value-type="string">
            <text:p>4.1.2.02.01.03.20.</text:p>
          </table:table-cell>
          <table:table-cell office:value-type="string">
            <text:p>q. Biro Pelayanan Sosial Das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90      </text:p>
          </table:table-cell>
          <table:table-cell office:value-type="string">
            <text:p>4.1.2.02.01.03.20.01.</text:p>
          </table:table-cell>
          <table:table-cell office:value-type="string">
            <text:p>1) LPTQ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1      </text:p>
          </table:table-cell>
          <table:table-cell office:value-type="string">
            <text:p>4.1.2.02.01.03.20.02.</text:p>
          </table:table-cell>
          <table:table-cell office:value-type="string">
            <text:p>2) Pusda'i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2      </text:p>
          </table:table-cell>
          <table:table-cell office:value-type="string">
            <text:p>4.1.2.02.01.03.20.03.</text:p>
          </table:table-cell>
          <table:table-cell office:value-type="string">
            <text:p>3) At Ta'awu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7      </text:p>
          </table:table-cell>
          <table:table-cell office:value-type="string">
            <text:p>4.1.2.02.01.04.</text:p>
          </table:table-cell>
          <table:table-cell office:value-type="string">
            <text:p>Sewa Peralatan Laboratorium/Jasa Penguji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3      </text:p>
          </table:table-cell>
          <table:table-cell office:value-type="string">
            <text:p>4.1.2.02.01.04.01.</text:p>
          </table:table-cell>
          <table:table-cell office:value-type="string">
            <text:p>a. Dinas Peternak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94      </text:p>
          </table:table-cell>
          <table:table-cell office:value-type="string">
            <text:p>4.1.2.02.01.04.01.01.</text:p>
          </table:table-cell>
          <table:table-cell office:value-type="string">
            <text:p>1) BPPPH dan Kesmape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5      </text:p>
          </table:table-cell>
          <table:table-cell office:value-type="string">
            <text:p>4.1.2.02.01.04.01.02.</text:p>
          </table:table-cell>
          <table:table-cell office:value-type="string">
            <text:p>2) BPMPT Cikole Lemban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6      </text:p>
          </table:table-cell>
          <table:table-cell office:value-type="string">
            <text:p>4.1.2.02.01.04.02.</text:p>
          </table:table-cell>
          <table:table-cell office:value-type="string">
            <text:p>b. Dinas Energi Sumber Daya Minera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97      </text:p>
          </table:table-cell>
          <table:table-cell office:value-type="string">
            <text:p>4.1.2.02.01.04.02.01.</text:p>
          </table:table-cell>
          <table:table-cell office:value-type="string">
            <text:p>1) Balai Pengujian Laboratorium Energi dan Sumber Daya Minera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98      </text:p>
          </table:table-cell>
          <table:table-cell office:value-type="string">
            <text:p>4.1.2.02.01.04.03.</text:p>
          </table:table-cell>
          <table:table-cell office:value-type="string">
            <text:p>c. Dinas Perumahan dan Permukima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699      </text:p>
          </table:table-cell>
          <table:table-cell office:value-type="string">
            <text:p>4.1.2.02.01.04.03.01.</text:p>
          </table:table-cell>
          <table:table-cell office:value-type="string">
            <text:p>1) BPMK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18      </text:p>
          </table:table-cell>
          <table:table-cell office:value-type="string">
            <text:p>4.1.2.02.02.</text:p>
          </table:table-cell>
          <table:table-cell office:value-type="string">
            <text:p>Retribusi Pelayanan Kepelabuh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1      </text:p>
          </table:table-cell>
          <table:table-cell office:value-type="string">
            <text:p>4.1.2.02.03.</text:p>
          </table:table-cell>
          <table:table-cell office:value-type="string">
            <text:p>Retribusi Tempat Rekreasi dan Olah Rag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22      </text:p>
          </table:table-cell>
          <table:table-cell office:value-type="string">
            <text:p>4.1.2.02.03.01.</text:p>
          </table:table-cell>
          <table:table-cell office:value-type="string">
            <text:p>a. Dinas Kehutan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3      </text:p>
          </table:table-cell>
          <table:table-cell office:value-type="string">
            <text:p>4.1.2.02.03.02.</text:p>
          </table:table-cell>
          <table:table-cell office:value-type="string">
            <text:p>b. Dinas Pemuda dan Olah Rag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4      </text:p>
          </table:table-cell>
          <table:table-cell office:value-type="string">
            <text:p>4.1.2.02.04.</text:p>
          </table:table-cell>
          <table:table-cell office:value-type="string">
            <text:p>Retribusi Penyebrangan di Ai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5      </text:p>
          </table:table-cell>
          <table:table-cell office:value-type="string">
            <text:p>4.1.2.02.05.</text:p>
          </table:table-cell>
          <table:table-cell office:value-type="string">
            <text:p>Retribusi Penjualan Produk Usaha Daera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26      </text:p>
          </table:table-cell>
          <table:table-cell office:value-type="string">
            <text:p>4.1.2.02.05.01.</text:p>
          </table:table-cell>
          <table:table-cell office:value-type="string">
            <text:p>1. Dinas Pertanian dan Tanaman Pang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7      </text:p>
          </table:table-cell>
          <table:table-cell office:value-type="string">
            <text:p>4.1.2.02.05.02.</text:p>
          </table:table-cell>
          <table:table-cell office:value-type="string">
            <text:p>2. Dinas Peternak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8      </text:p>
          </table:table-cell>
          <table:table-cell office:value-type="string">
            <text:p>4.1.2.02.05.03.</text:p>
          </table:table-cell>
          <table:table-cell office:value-type="string">
            <text:p>3. Dinas Perikan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29      </text:p>
          </table:table-cell>
          <table:table-cell office:value-type="string">
            <text:p>4.1.2.02.05.04.</text:p>
          </table:table-cell>
          <table:table-cell office:value-type="string">
            <text:p>4. Dinas Perkebun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79       </text:p>
          </table:table-cell>
          <table:table-cell office:value-type="string">
            <text:p>4.1.2.03.</text:p>
          </table:table-cell>
          <table:table-cell office:value-type="string">
            <text:p>Retribusi Perizinan Tertentu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80       </text:p>
          </table:table-cell>
          <table:table-cell office:value-type="string">
            <text:p>4.1.2.03.01.</text:p>
          </table:table-cell>
          <table:table-cell office:value-type="string">
            <text:p>Retribusi Izin Traye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32      </text:p>
          </table:table-cell>
          <table:table-cell office:value-type="string">
            <text:p>4.1.2.03.02.</text:p>
          </table:table-cell>
          <table:table-cell office:value-type="string">
            <text:p>Retribusi Izin Usaha Perika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85       </text:p>
          </table:table-cell>
          <table:table-cell office:value-type="string">
            <text:p>4.1.3.</text:p>
          </table:table-cell>
          <table:table-cell office:value-type="string">
            <text:p>Hasil Pengelolaan Kekayaan Daerah yang Dipisahk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86       </text:p>
          </table:table-cell>
          <table:table-cell office:value-type="string">
            <text:p>4.1.3.01.</text:p>
          </table:table-cell>
          <table:table-cell office:value-type="string">
            <text:p>Bagian Laba Atas Penyertaan Modal pada Perusahaan Milik Daerah/BUM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33      </text:p>
          </table:table-cell>
          <table:table-cell office:value-type="string">
            <text:p>4.1.3.01.01.</text:p>
          </table:table-cell>
          <table:table-cell office:value-type="string">
            <text:p>Bagian Laba Atas Penyertaan Modal pada Perusahaan Daera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34      </text:p>
          </table:table-cell>
          <table:table-cell office:value-type="string">
            <text:p>4.1.3.01.01.01.</text:p>
          </table:table-cell>
          <table:table-cell office:value-type="string">
            <text:p>1. Bagian Laba Atas Penyertaan Modal pada PD. Agribisnis dan Pertambang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35      </text:p>
          </table:table-cell>
          <table:table-cell office:value-type="string">
            <text:p>4.1.3.01.01.02.</text:p>
          </table:table-cell>
          <table:table-cell office:value-type="string">
            <text:p>2. Bagian Laba Atas Penyertaan Modal pada PD. Jasa dan Kepariwisata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36      </text:p>
          </table:table-cell>
          <table:table-cell office:value-type="string">
            <text:p>4.1.3.01.01.03.</text:p>
          </table:table-cell>
          <table:table-cell office:value-type="string">
            <text:p>3. Bagian Laba Atas Penyertaan Modal pada PT. Agronesi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37      </text:p>
          </table:table-cell>
          <table:table-cell office:value-type="string">
            <text:p>4.1.3.01.01.04.</text:p>
          </table:table-cell>
          <table:table-cell office:value-type="string">
            <text:p>4. Bagian Laba Atas Penyertaan Modal pada PT. Jasa Saran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38      </text:p>
          </table:table-cell>
          <table:table-cell office:value-type="string">
            <text:p>4.1.3.01.02.</text:p>
          </table:table-cell>
          <table:table-cell office:value-type="string">
            <text:p>Bagian Laba Atas Penyertaan Modal pada Lembaga Keuangan Bank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39      </text:p>
          </table:table-cell>
          <table:table-cell office:value-type="string">
            <text:p>4.1.3.01.02.01.</text:p>
          </table:table-cell>
          <table:table-cell office:value-type="string">
            <text:p>1. Bagian Laba Keuangan Bank PT. Bank Pembangunan Daerah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40      </text:p>
          </table:table-cell>
          <table:table-cell office:value-type="string">
            <text:p>4.1.3.01.02.02.</text:p>
          </table:table-cell>
          <table:table-cell office:value-type="string">
            <text:p>2. Bagian Laba Keuangan Bank Bank Perkreditan Rakya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41      </text:p>
          </table:table-cell>
          <table:table-cell office:value-type="string">
            <text:p>4.1.3.01.02.03.</text:p>
          </table:table-cell>
          <table:table-cell office:value-type="string">
            <text:p>3. Bagian Laba Keuangan Bank Lembaga Perkreditan Kecamata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1       </text:p>
          </table:table-cell>
          <table:table-cell office:value-type="string">
            <text:p>4.1.3.02.</text:p>
          </table:table-cell>
          <table:table-cell office:value-type="string">
            <text:p>Bagian Laba Atas Penyertaan modal pada Perusahaan Milik Pemerintah/BUM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42      </text:p>
          </table:table-cell>
          <table:table-cell office:value-type="string">
            <text:p>4.1.3.02.01.</text:p>
          </table:table-cell>
          <table:table-cell office:value-type="string">
            <text:p>Bagian Laba Atas Penyertaan modal pada Perusahaan Milik Pemerintah/BUM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5       </text:p>
          </table:table-cell>
          <table:table-cell office:value-type="string">
            <text:p>4.1.3.03.</text:p>
          </table:table-cell>
          <table:table-cell office:value-type="string">
            <text:p>Bagian Laba Atas Penyertaan Modal pada Perusahaan Patungan Milik Swas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543      </text:p>
          </table:table-cell>
          <table:table-cell office:value-type="string">
            <text:p>4.1.3.03.01.</text:p>
          </table:table-cell>
          <table:table-cell office:value-type="string">
            <text:p>Perusahaan Patu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99       </text:p>
          </table:table-cell>
          <table:table-cell office:value-type="string">
            <text:p>4.1.4.</text:p>
          </table:table-cell>
          <table:table-cell office:value-type="string">
            <text:p>Lain-lain Pendapatan Asli Daerah yang S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00      </text:p>
          </table:table-cell>
          <table:table-cell office:value-type="string">
            <text:p>4.1.4.01.</text:p>
          </table:table-cell>
          <table:table-cell office:value-type="string">
            <text:p>Hasil Penjualan Aset Daerah yang Tidak Dipisahk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01      </text:p>
          </table:table-cell>
          <table:table-cell office:value-type="string">
            <text:p>4.1.4.01.01.</text:p>
          </table:table-cell>
          <table:table-cell office:value-type="string">
            <text:p>Pelepasan Hak Atas Tan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2      </text:p>
          </table:table-cell>
          <table:table-cell office:value-type="string">
            <text:p>4.1.4.01.02.</text:p>
          </table:table-cell>
          <table:table-cell office:value-type="string">
            <text:p>Penjualan Peralatan/Perlengkapan Kantor Tidak Terpaka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3      </text:p>
          </table:table-cell>
          <table:table-cell office:value-type="string">
            <text:p>4.1.4.01.03.</text:p>
          </table:table-cell>
          <table:table-cell office:value-type="string">
            <text:p>Penjualan Mesin/Alat-alat Berat Tidak Terpaka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4      </text:p>
          </table:table-cell>
          <table:table-cell office:value-type="string">
            <text:p>4.1.4.01.04.</text:p>
          </table:table-cell>
          <table:table-cell office:value-type="string">
            <text:p>Penjualan Rumah Jabatan/Rumah Din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5      </text:p>
          </table:table-cell>
          <table:table-cell office:value-type="string">
            <text:p>4.1.4.01.05.</text:p>
          </table:table-cell>
          <table:table-cell office:value-type="string">
            <text:p>Penjualan Kendaraan Dinas Roda Du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6      </text:p>
          </table:table-cell>
          <table:table-cell office:value-type="string">
            <text:p>4.1.4.01.06.</text:p>
          </table:table-cell>
          <table:table-cell office:value-type="string">
            <text:p>Penjualan Kendaraan Dinas Roda Emp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7      </text:p>
          </table:table-cell>
          <table:table-cell office:value-type="string">
            <text:p>4.1.4.01.07.</text:p>
          </table:table-cell>
          <table:table-cell office:value-type="string">
            <text:p>Penjualan Drum Bek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8      </text:p>
          </table:table-cell>
          <table:table-cell office:value-type="string">
            <text:p>4.1.4.01.08.</text:p>
          </table:table-cell>
          <table:table-cell office:value-type="string">
            <text:p>Penjualan Hasil Penebangan Poh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09      </text:p>
          </table:table-cell>
          <table:table-cell office:value-type="string">
            <text:p>4.1.4.01.09.</text:p>
          </table:table-cell>
          <table:table-cell office:value-type="string">
            <text:p>Penjualan Lampu Hias Bek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0      </text:p>
          </table:table-cell>
          <table:table-cell office:value-type="string">
            <text:p>4.1.4.01.10.</text:p>
          </table:table-cell>
          <table:table-cell office:value-type="string">
            <text:p>Penjualan Bahan-bahan Bekas Bangu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1      </text:p>
          </table:table-cell>
          <table:table-cell office:value-type="string">
            <text:p>4.1.4.01.11.</text:p>
          </table:table-cell>
          <table:table-cell office:value-type="string">
            <text:p>Penjualan Perlengkapan Lalu Lint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2      </text:p>
          </table:table-cell>
          <table:table-cell office:value-type="string">
            <text:p>4.1.4.01.12.</text:p>
          </table:table-cell>
          <table:table-cell office:value-type="string">
            <text:p>Penjualan Obat-obatan dan Hasil Farma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3      </text:p>
          </table:table-cell>
          <table:table-cell office:value-type="string">
            <text:p>4.1.4.01.13.</text:p>
          </table:table-cell>
          <table:table-cell office:value-type="string">
            <text:p>Penjualan Hasil Pertani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4      </text:p>
          </table:table-cell>
          <table:table-cell office:value-type="string">
            <text:p>4.1.4.01.14.</text:p>
          </table:table-cell>
          <table:table-cell office:value-type="string">
            <text:p>Penjualan Hasil Kehuta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5      </text:p>
          </table:table-cell>
          <table:table-cell office:value-type="string">
            <text:p>4.1.4.01.15.</text:p>
          </table:table-cell>
          <table:table-cell office:value-type="string">
            <text:p>Penjualan Hasil Perkebu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6      </text:p>
          </table:table-cell>
          <table:table-cell office:value-type="string">
            <text:p>4.1.4.01.16.</text:p>
          </table:table-cell>
          <table:table-cell office:value-type="string">
            <text:p>Penjualan Hasil Peternak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7      </text:p>
          </table:table-cell>
          <table:table-cell office:value-type="string">
            <text:p>4.1.4.01.17.</text:p>
          </table:table-cell>
          <table:table-cell office:value-type="string">
            <text:p>Penjualan Hasil Perika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8      </text:p>
          </table:table-cell>
          <table:table-cell office:value-type="string">
            <text:p>4.1.4.01.18.</text:p>
          </table:table-cell>
          <table:table-cell office:value-type="string">
            <text:p>Penjualan Hasil Sita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19      </text:p>
          </table:table-cell>
          <table:table-cell office:value-type="string">
            <text:p>4.1.4.02.</text:p>
          </table:table-cell>
          <table:table-cell office:value-type="string">
            <text:p>Jasa Gir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20      </text:p>
          </table:table-cell>
          <table:table-cell office:value-type="string">
            <text:p>4.1.4.02.01.</text:p>
          </table:table-cell>
          <table:table-cell office:value-type="string">
            <text:p>Jasa Giro Kas Daer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1      </text:p>
          </table:table-cell>
          <table:table-cell office:value-type="string">
            <text:p>4.1.4.02.02.</text:p>
          </table:table-cell>
          <table:table-cell office:value-type="string">
            <text:p>Jasa Giro Pemegang K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2      </text:p>
          </table:table-cell>
          <table:table-cell office:value-type="string">
            <text:p>4.1.4.02.03.</text:p>
          </table:table-cell>
          <table:table-cell office:value-type="string">
            <text:p>Jasa Giro Dana Cada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3      </text:p>
          </table:table-cell>
          <table:table-cell office:value-type="string">
            <text:p>4.1.4.03.</text:p>
          </table:table-cell>
          <table:table-cell office:value-type="string">
            <text:p>Pendapatan Bung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24      </text:p>
          </table:table-cell>
          <table:table-cell office:value-type="string">
            <text:p>4.1.4.03.01.</text:p>
          </table:table-cell>
          <table:table-cell office:value-type="string">
            <text:p>Rekening Deposito pada Bank  Pembangunan Daerah (Bank Jabar)-PA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5      </text:p>
          </table:table-cell>
          <table:table-cell office:value-type="string">
            <text:p>4.1.4.03.02.</text:p>
          </table:table-cell>
          <table:table-cell office:value-type="string">
            <text:p>Rekening Deposito pada Bank  Pembangunan Daerah (Bank Jabar)-DC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6      </text:p>
          </table:table-cell>
          <table:table-cell office:value-type="string">
            <text:p>4.1.4.04.</text:p>
          </table:table-cell>
          <table:table-cell office:value-type="string">
            <text:p>Tuntutan Ganti Rugi (TGR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27      </text:p>
          </table:table-cell>
          <table:table-cell office:value-type="string">
            <text:p>4.1.4.04.01.</text:p>
          </table:table-cell>
          <table:table-cell office:value-type="string">
            <text:p>Kerugian Uang Daer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8      </text:p>
          </table:table-cell>
          <table:table-cell office:value-type="string">
            <text:p>4.1.4.04.02.</text:p>
          </table:table-cell>
          <table:table-cell office:value-type="string">
            <text:p>Kerugian Barang Daer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29      </text:p>
          </table:table-cell>
          <table:table-cell office:value-type="string">
            <text:p>4.1.4.05.</text:p>
          </table:table-cell>
          <table:table-cell office:value-type="string">
            <text:p>Komisi, Potongan dan Keuntungan Selisih Nilai Tukar Rupi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30      </text:p>
          </table:table-cell>
          <table:table-cell office:value-type="string">
            <text:p>4.1.4.05.01.</text:p>
          </table:table-cell>
          <table:table-cell office:value-type="string">
            <text:p>Penerimaan Komi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1      </text:p>
          </table:table-cell>
          <table:table-cell office:value-type="string">
            <text:p>4.1.4.05.02.</text:p>
          </table:table-cell>
          <table:table-cell office:value-type="string">
            <text:p>Penerimaan Poto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2      </text:p>
          </table:table-cell>
          <table:table-cell office:value-type="string">
            <text:p>4.1.4.05.03.</text:p>
          </table:table-cell>
          <table:table-cell office:value-type="string">
            <text:p>Penerimaan Keuntungan Selisih Nilai Tukar Rupi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3      </text:p>
          </table:table-cell>
          <table:table-cell office:value-type="string">
            <text:p>4.1.4.06.</text:p>
          </table:table-cell>
          <table:table-cell office:value-type="string">
            <text:p>Pendapatan Denda Atas Keterlambatan Pelaksanaan Pekerj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34      </text:p>
          </table:table-cell>
          <table:table-cell office:value-type="string">
            <text:p>4.1.4.06.01.</text:p>
          </table:table-cell>
          <table:table-cell office:value-type="string">
            <text:p>Bidang Pendidik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5      </text:p>
          </table:table-cell>
          <table:table-cell office:value-type="string">
            <text:p>4.1.4.06.02.</text:p>
          </table:table-cell>
          <table:table-cell office:value-type="string">
            <text:p>Bidang Kesehat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6      </text:p>
          </table:table-cell>
          <table:table-cell office:value-type="string">
            <text:p>4.1.4.06.03.</text:p>
          </table:table-cell>
          <table:table-cell office:value-type="string">
            <text:p>Bidang Pekerjaan Umu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7      </text:p>
          </table:table-cell>
          <table:table-cell office:value-type="string">
            <text:p>4.1.4.06.04.</text:p>
          </table:table-cell>
          <table:table-cell office:value-type="string">
            <text:p>Bidang Perumahan Raky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8      </text:p>
          </table:table-cell>
          <table:table-cell office:value-type="string">
            <text:p>4.1.4.06.05.</text:p>
          </table:table-cell>
          <table:table-cell office:value-type="string">
            <text:p>Bidang Penataan Ruan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39      </text:p>
          </table:table-cell>
          <table:table-cell office:value-type="string">
            <text:p>4.1.4.06.06.</text:p>
          </table:table-cell>
          <table:table-cell office:value-type="string">
            <text:p>Bidang Perencanaan Pembangu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0      </text:p>
          </table:table-cell>
          <table:table-cell office:value-type="string">
            <text:p>4.1.4.06.07.</text:p>
          </table:table-cell>
          <table:table-cell office:value-type="string">
            <text:p>Bidang Perhubu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1      </text:p>
          </table:table-cell>
          <table:table-cell office:value-type="string">
            <text:p>4.1.4.06.08.</text:p>
          </table:table-cell>
          <table:table-cell office:value-type="string">
            <text:p>Bidang Lingkungan Hidu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2      </text:p>
          </table:table-cell>
          <table:table-cell office:value-type="string">
            <text:p>4.1.4.06.09.</text:p>
          </table:table-cell>
          <table:table-cell office:value-type="string">
            <text:p>Bidang Pertanah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1      </text:p>
          </table:table-cell>
          <table:table-cell office:value-type="string">
            <text:p>4.1.4.06.10.</text:p>
          </table:table-cell>
          <table:table-cell office:value-type="string">
            <text:p>Bidang Pertani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2      </text:p>
          </table:table-cell>
          <table:table-cell office:value-type="string">
            <text:p>4.1.4.06.11.</text:p>
          </table:table-cell>
          <table:table-cell office:value-type="string">
            <text:p>Bidang Perdaga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3      </text:p>
          </table:table-cell>
          <table:table-cell office:value-type="string">
            <text:p>4.1.4.06.12.</text:p>
          </table:table-cell>
          <table:table-cell office:value-type="string">
            <text:p>Bidang Perindustri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4      </text:p>
          </table:table-cell>
          <table:table-cell office:value-type="string">
            <text:p>4.1.4.06.13.</text:p>
          </table:table-cell>
          <table:table-cell office:value-type="string">
            <text:p>Bidang Pariwisat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5      </text:p>
          </table:table-cell>
          <table:table-cell office:value-type="string">
            <text:p>4.1.4.06.14.</text:p>
          </table:table-cell>
          <table:table-cell office:value-type="string">
            <text:p>Bidang Kebudaya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86      </text:p>
          </table:table-cell>
          <table:table-cell office:value-type="string">
            <text:p>4.1.4.06.15.</text:p>
          </table:table-cell>
          <table:table-cell office:value-type="string">
            <text:p>Bidang Pemerintah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3      </text:p>
          </table:table-cell>
          <table:table-cell office:value-type="string">
            <text:p>4.1.4.07.</text:p>
          </table:table-cell>
          <table:table-cell office:value-type="string">
            <text:p>Pendapatan Denda Paja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44      </text:p>
          </table:table-cell>
          <table:table-cell office:value-type="string">
            <text:p>4.1.4.07.01.</text:p>
          </table:table-cell>
          <table:table-cell office:value-type="string">
            <text:p>Pendapatan Denda Pajak Kendaraan Bermo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5      </text:p>
          </table:table-cell>
          <table:table-cell office:value-type="string">
            <text:p>4.1.4.07.02.</text:p>
          </table:table-cell>
          <table:table-cell office:value-type="string">
            <text:p>Pendapatan Denda Pajak Bea Balik Nama Kendaraan Bermo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6      </text:p>
          </table:table-cell>
          <table:table-cell office:value-type="string">
            <text:p>4.1.4.07.03.</text:p>
          </table:table-cell>
          <table:table-cell office:value-type="string">
            <text:p>Pendapatan Denda Pajak Kendaraan di Ai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7      </text:p>
          </table:table-cell>
          <table:table-cell office:value-type="string">
            <text:p>4.1.4.07.04.</text:p>
          </table:table-cell>
          <table:table-cell office:value-type="string">
            <text:p>Pendapatan Denda Pajak Bea Balik Nama Kendaraan di Ai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48      </text:p>
          </table:table-cell>
          <table:table-cell office:value-type="string">
            <text:p>4.1.4.07.05.</text:p>
          </table:table-cell>
          <table:table-cell office:value-type="string">
            <text:p>Pendapatan Denda Pajak Air Permuka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93      </text:p>
          </table:table-cell>
          <table:table-cell office:value-type="string">
            <text:p>4.1.4.07.07.</text:p>
          </table:table-cell>
          <table:table-cell office:value-type="string">
            <text:p>Pendapatan Denda Pajak Bahan Bakar Kendaraan Bermoto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594      </text:p>
          </table:table-cell>
          <table:table-cell office:value-type="string">
            <text:p>4.1.4.07.08.</text:p>
          </table:table-cell>
          <table:table-cell office:value-type="string">
            <text:p>Pendapatan Denda Pajak Roko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0      </text:p>
          </table:table-cell>
          <table:table-cell office:value-type="string">
            <text:p>4.1.4.08.</text:p>
          </table:table-cell>
          <table:table-cell office:value-type="string">
            <text:p>Pendapatan Denda Retribu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51      </text:p>
          </table:table-cell>
          <table:table-cell office:value-type="string">
            <text:p>4.1.4.08.01.</text:p>
          </table:table-cell>
          <table:table-cell office:value-type="string">
            <text:p>Pendapatan Denda Retribusi Jasa Umu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2      </text:p>
          </table:table-cell>
          <table:table-cell office:value-type="string">
            <text:p>4.1.4.08.02.</text:p>
          </table:table-cell>
          <table:table-cell office:value-type="string">
            <text:p>Pendapatan Denda Retribusi Jasa Usah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3      </text:p>
          </table:table-cell>
          <table:table-cell office:value-type="string">
            <text:p>4.1.4.08.03.</text:p>
          </table:table-cell>
          <table:table-cell office:value-type="string">
            <text:p>Pendapatan Denda Retribusi Perizinan Tertentu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5      </text:p>
          </table:table-cell>
          <table:table-cell office:value-type="string">
            <text:p>4.1.4.09.</text:p>
          </table:table-cell>
          <table:table-cell office:value-type="string">
            <text:p>Pendapatan Hasil Eksekusi Atas Jamin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56      </text:p>
          </table:table-cell>
          <table:table-cell office:value-type="string">
            <text:p>4.1.4.09.01.</text:p>
          </table:table-cell>
          <table:table-cell office:value-type="string">
            <text:p>Hasil Eksekusi Jaminan Atas Pelaksanaan Pekerja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7      </text:p>
          </table:table-cell>
          <table:table-cell office:value-type="string">
            <text:p>4.1.4.09.02.</text:p>
          </table:table-cell>
          <table:table-cell office:value-type="string">
            <text:p>Hasil Eksekusi Jaminan Atas Pembongkaran Reklam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59      </text:p>
          </table:table-cell>
          <table:table-cell office:value-type="string">
            <text:p>4.1.4.10.</text:p>
          </table:table-cell>
          <table:table-cell office:value-type="string">
            <text:p>Pendapatan dari Pengembali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60      </text:p>
          </table:table-cell>
          <table:table-cell office:value-type="string">
            <text:p>4.1.4.10.01.</text:p>
          </table:table-cell>
          <table:table-cell office:value-type="string">
            <text:p>Pendapatan dan Pengembalian Pajak Penghasilan Pasal 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1      </text:p>
          </table:table-cell>
          <table:table-cell office:value-type="string">
            <text:p>4.1.4.10.02.</text:p>
          </table:table-cell>
          <table:table-cell office:value-type="string">
            <text:p>Pendapatan dari Pengembalian Kelebihan Pembayaran Asuransi Kesehat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2      </text:p>
          </table:table-cell>
          <table:table-cell office:value-type="string">
            <text:p>4.1.4.10.03.</text:p>
          </table:table-cell>
          <table:table-cell office:value-type="string">
            <text:p>Pendapatan dari Pengembalian Kelebihan Pembayaran Gaji dan Tunja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3      </text:p>
          </table:table-cell>
          <table:table-cell office:value-type="string">
            <text:p>4.1.4.10.04.</text:p>
          </table:table-cell>
          <table:table-cell office:value-type="string">
            <text:p>Pendapatan dari Pengembalian Kelebihan Pembayaran Perjalanan Din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4      </text:p>
          </table:table-cell>
          <table:table-cell office:value-type="string">
            <text:p>4.1.4.10.05.</text:p>
          </table:table-cell>
          <table:table-cell office:value-type="string">
            <text:p>Pendapatan dari Pengembalian Uang Muk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5      </text:p>
          </table:table-cell>
          <table:table-cell office:value-type="string">
            <text:p>4.1.4.10.06.</text:p>
          </table:table-cell>
          <table:table-cell office:value-type="string">
            <text:p>Pendapatan dari Pengembalian TASP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6      </text:p>
          </table:table-cell>
          <table:table-cell office:value-type="string">
            <text:p>4.1.4.10.07.</text:p>
          </table:table-cell>
          <table:table-cell office:value-type="string">
            <text:p>Pendapatan dari Pengembalian Dana Operasional Siswa (BOS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07      </text:p>
          </table:table-cell>
          <table:table-cell office:value-type="string">
            <text:p>4.1.4.10.08.</text:p>
          </table:table-cell>
          <table:table-cell office:value-type="string">
            <text:p>Pendapatan dari Pengembalian Belanja Subsid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08      </text:p>
          </table:table-cell>
          <table:table-cell office:value-type="string">
            <text:p>4.1.4.10.09.</text:p>
          </table:table-cell>
          <table:table-cell office:value-type="string">
            <text:p>Pendapatan dari Pengembalian Belanja Hib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09      </text:p>
          </table:table-cell>
          <table:table-cell office:value-type="string">
            <text:p>4.1.4.10.10.</text:p>
          </table:table-cell>
          <table:table-cell office:value-type="string">
            <text:p>Pendapatan dari Pengembalian Belanja Sosi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10      </text:p>
          </table:table-cell>
          <table:table-cell office:value-type="string">
            <text:p>4.1.4.10.11.</text:p>
          </table:table-cell>
          <table:table-cell office:value-type="string">
            <text:p>Pendapatan dari Pengembalian Belanja Bantuan Keua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7      </text:p>
          </table:table-cell>
          <table:table-cell office:value-type="string">
            <text:p>4.1.4.11.</text:p>
          </table:table-cell>
          <table:table-cell office:value-type="string">
            <text:p>Fasilitas Sosial dan Fasilitas Umu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68      </text:p>
          </table:table-cell>
          <table:table-cell office:value-type="string">
            <text:p>4.1.4.11.01.</text:p>
          </table:table-cell>
          <table:table-cell office:value-type="string">
            <text:p>Fasilitas Sosi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69      </text:p>
          </table:table-cell>
          <table:table-cell office:value-type="string">
            <text:p>4.1.4.11.02.</text:p>
          </table:table-cell>
          <table:table-cell office:value-type="string">
            <text:p>Fasilitas Umu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0      </text:p>
          </table:table-cell>
          <table:table-cell office:value-type="string">
            <text:p>4.1.4.12.</text:p>
          </table:table-cell>
          <table:table-cell office:value-type="string">
            <text:p>Pendapatan dari Penyelenggaraan Pendidikan dan Pelatih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1      </text:p>
          </table:table-cell>
          <table:table-cell office:value-type="string">
            <text:p>4.1.4.12.01.</text:p>
          </table:table-cell>
          <table:table-cell office:value-type="string">
            <text:p>Uang Pendaftaran/Ujian Masu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2      </text:p>
          </table:table-cell>
          <table:table-cell office:value-type="string">
            <text:p>4.1.4.12.02.</text:p>
          </table:table-cell>
          <table:table-cell office:value-type="string">
            <text:p>Uang Sekolah/Pendidikan dan Pelatih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3      </text:p>
          </table:table-cell>
          <table:table-cell office:value-type="string">
            <text:p>4.1.4.12.03.</text:p>
          </table:table-cell>
          <table:table-cell office:value-type="string">
            <text:p>Uang Ujian Kenaikan Tingkat/Kel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4      </text:p>
          </table:table-cell>
          <table:table-cell office:value-type="string">
            <text:p>4.1.4.13.</text:p>
          </table:table-cell>
          <table:table-cell office:value-type="string">
            <text:p>Pendapatan dari Angsuran/Cicilan Penjual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5      </text:p>
          </table:table-cell>
          <table:table-cell office:value-type="string">
            <text:p>4.1.4.13.01.</text:p>
          </table:table-cell>
          <table:table-cell office:value-type="string">
            <text:p>Angsuran/Cicilan Penjualan Rumah Din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6      </text:p>
          </table:table-cell>
          <table:table-cell office:value-type="string">
            <text:p>4.1.4.13.02.</text:p>
          </table:table-cell>
          <table:table-cell office:value-type="string">
            <text:p>Angsuran/Cicilan Penjualan Kendaraan Perorangan Dina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18      </text:p>
          </table:table-cell>
          <table:table-cell office:value-type="string">
            <text:p>4.1.4.13.03.</text:p>
          </table:table-cell>
          <table:table-cell office:value-type="string">
            <text:p>Angsuran/Cicilan Ganti Kerugian Barang Milik Daer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19      </text:p>
          </table:table-cell>
          <table:table-cell office:value-type="string">
            <text:p>4.1.4.13.04.</text:p>
          </table:table-cell>
          <table:table-cell office:value-type="string">
            <text:p>Angsuran/Cicilan Penjualan Tan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77      </text:p>
          </table:table-cell>
          <table:table-cell office:value-type="string">
            <text:p>4.1.4.14.</text:p>
          </table:table-cell>
          <table:table-cell office:value-type="string">
            <text:p>Penerimaan dari Taman Hutan Raya (TAHURA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8      </text:p>
          </table:table-cell>
          <table:table-cell office:value-type="string">
            <text:p>4.1.4.15.</text:p>
          </table:table-cell>
          <table:table-cell office:value-type="string">
            <text:p>Pendapatan dari Sew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79      </text:p>
          </table:table-cell>
          <table:table-cell office:value-type="string">
            <text:p>4.1.4.15.01.</text:p>
          </table:table-cell>
          <table:table-cell office:value-type="string">
            <text:p>Sewa Tanah dan Bangunan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0      </text:p>
          </table:table-cell>
          <table:table-cell office:value-type="string">
            <text:p>4.1.4.15.02.</text:p>
          </table:table-cell>
          <table:table-cell office:value-type="string">
            <text:p>Sewa Alat-alat Ber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1      </text:p>
          </table:table-cell>
          <table:table-cell office:value-type="string">
            <text:p>4.1.4.15.03.</text:p>
          </table:table-cell>
          <table:table-cell office:value-type="string">
            <text:p>Sewa Gedung/Ruangan/Aula/Asrama/Mes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2      </text:p>
          </table:table-cell>
          <table:table-cell office:value-type="string">
            <text:p>4.1.4.15.04.</text:p>
          </table:table-cell>
          <table:table-cell office:value-type="string">
            <text:p>Sewa Lahan ( Tanah, Tambak dan sejenisnya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3      </text:p>
          </table:table-cell>
          <table:table-cell office:value-type="string">
            <text:p>4.1.4.15.05.</text:p>
          </table:table-cell>
          <table:table-cell office:value-type="string">
            <text:p>Sewa Tempat Olah Rag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4      </text:p>
          </table:table-cell>
          <table:table-cell office:value-type="string">
            <text:p>4.1.4.15.06.</text:p>
          </table:table-cell>
          <table:table-cell office:value-type="string">
            <text:p>Sewa Tempat Rekrea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5      </text:p>
          </table:table-cell>
          <table:table-cell office:value-type="string">
            <text:p>4.1.4.16.</text:p>
          </table:table-cell>
          <table:table-cell office:value-type="string">
            <text:p>Pendapatan Badan Layanan Umum Daerah (BLUD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86      </text:p>
          </table:table-cell>
          <table:table-cell office:value-type="string">
            <text:p>4.1.4.16.01.</text:p>
          </table:table-cell>
          <table:table-cell office:value-type="string">
            <text:p>Pendapatan BLUD Rumah Sakit Daer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87      </text:p>
          </table:table-cell>
          <table:table-cell office:value-type="string">
            <text:p>4.1.4.17.</text:p>
          </table:table-cell>
          <table:table-cell office:value-type="string">
            <text:p>Hasil Pengelolaan Dana Berguli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56      </text:p>
          </table:table-cell>
          <table:table-cell office:value-type="string">
            <text:p>4.1.4.17.01.</text:p>
          </table:table-cell>
          <table:table-cell office:value-type="string">
            <text:p>Dari Kelompok Masyarak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627      </text:p>
          </table:table-cell>
          <table:table-cell office:value-type="string">
            <text:p>4.1.4.18.</text:p>
          </table:table-cell>
          <table:table-cell office:value-type="string">
            <text:p>Pendapatan Penerimaan Lain-l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88      </text:p>
          </table:table-cell>
          <table:table-cell office:value-type="string">
            <text:p>4.2.</text:p>
          </table:table-cell>
          <table:table-cell office:value-type="string">
            <text:p>DANA PERIMBANG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89      </text:p>
          </table:table-cell>
          <table:table-cell office:value-type="string">
            <text:p>4.2.1.</text:p>
          </table:table-cell>
          <table:table-cell office:value-type="string">
            <text:p>Dana Bagi Hasil Pajak/Bagi Hasil Bukan Paja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90      </text:p>
          </table:table-cell>
          <table:table-cell office:value-type="string">
            <text:p>4.2.1.01.</text:p>
          </table:table-cell>
          <table:table-cell office:value-type="string">
            <text:p>Bagi Hasil Paja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91      </text:p>
          </table:table-cell>
          <table:table-cell office:value-type="string">
            <text:p>4.2.1.01.01.</text:p>
          </table:table-cell>
          <table:table-cell office:value-type="string">
            <text:p>Bagi Hasil dari Pajak Bumi dan Bangu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2      </text:p>
          </table:table-cell>
          <table:table-cell office:value-type="string">
            <text:p>4.2.1.01.02.</text:p>
          </table:table-cell>
          <table:table-cell office:value-type="string">
            <text:p>Bagi Hasil dari Bea Perolehan Hak Atas Tanah dan Bangu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3      </text:p>
          </table:table-cell>
          <table:table-cell office:value-type="string">
            <text:p>4.2.1.01.03.</text:p>
          </table:table-cell>
          <table:table-cell office:value-type="string">
            <text:p>Bagi Hasil dari Pajak Penghasilan (PPh) Pasal 25 dan Pasal 29 Wajib Pajak Orang Pribadi Dalam Negeri dan PPh Pasal 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5      </text:p>
          </table:table-cell>
          <table:table-cell office:value-type="string">
            <text:p>4.2.1.01.04.</text:p>
          </table:table-cell>
          <table:table-cell office:value-type="string">
            <text:p>Bagi Hasil Cukai Hasil Tembakau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4      </text:p>
          </table:table-cell>
          <table:table-cell office:value-type="string">
            <text:p>4.2.1.02.</text:p>
          </table:table-cell>
          <table:table-cell office:value-type="string">
            <text:p>Bagi Hasil Bukan Pajak/Sumber Daya Al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195      </text:p>
          </table:table-cell>
          <table:table-cell office:value-type="string">
            <text:p>4.2.1.02.01.</text:p>
          </table:table-cell>
          <table:table-cell office:value-type="string">
            <text:p>Bagi Hasil dari Iuran Hak Pengusahaan Hut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6      </text:p>
          </table:table-cell>
          <table:table-cell office:value-type="string">
            <text:p>4.2.1.02.02.</text:p>
          </table:table-cell>
          <table:table-cell office:value-type="string">
            <text:p>Bagi Hasil dari Provisi Sumber Daya Hut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7      </text:p>
          </table:table-cell>
          <table:table-cell office:value-type="string">
            <text:p>4.2.1.02.03.</text:p>
          </table:table-cell>
          <table:table-cell office:value-type="string">
            <text:p>Bagi Hasil dari Dana Reboisa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8      </text:p>
          </table:table-cell>
          <table:table-cell office:value-type="string">
            <text:p>4.2.1.02.04.</text:p>
          </table:table-cell>
          <table:table-cell office:value-type="string">
            <text:p>Bagi Hasil dari Iuran Tetap (Land-Rent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199      </text:p>
          </table:table-cell>
          <table:table-cell office:value-type="string">
            <text:p>4.2.1.02.05.</text:p>
          </table:table-cell>
          <table:table-cell office:value-type="string">
            <text:p>Bagi Hasil dari Iuran Eksplorasi dan Iuran Eksploitasi (Royalti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0      </text:p>
          </table:table-cell>
          <table:table-cell office:value-type="string">
            <text:p>4.2.1.02.06.</text:p>
          </table:table-cell>
          <table:table-cell office:value-type="string">
            <text:p>Bagi Hasil dari Pungutan Pengusahaan Perika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1      </text:p>
          </table:table-cell>
          <table:table-cell office:value-type="string">
            <text:p>4.2.1.02.07.</text:p>
          </table:table-cell>
          <table:table-cell office:value-type="string">
            <text:p>Bagi Hasil dari Pungutan Hasil Perikan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2      </text:p>
          </table:table-cell>
          <table:table-cell office:value-type="string">
            <text:p>4.2.1.02.08.</text:p>
          </table:table-cell>
          <table:table-cell office:value-type="string">
            <text:p>Bagi Hasil dari Pertambangan Minyak Bum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3      </text:p>
          </table:table-cell>
          <table:table-cell office:value-type="string">
            <text:p>4.2.1.02.09.</text:p>
          </table:table-cell>
          <table:table-cell office:value-type="string">
            <text:p>Bagi Hasil dari Pertambangan Gas Bumi/Ala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4      </text:p>
          </table:table-cell>
          <table:table-cell office:value-type="string">
            <text:p>4.2.1.02.10.</text:p>
          </table:table-cell>
          <table:table-cell office:value-type="string">
            <text:p>Bagi Hasil dari Pertambangan Panas Bum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6      </text:p>
          </table:table-cell>
          <table:table-cell office:value-type="string">
            <text:p>4.2.2.</text:p>
          </table:table-cell>
          <table:table-cell office:value-type="string">
            <text:p>Dana Alokasi Umu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07      </text:p>
          </table:table-cell>
          <table:table-cell office:value-type="string">
            <text:p>4.2.2.01.</text:p>
          </table:table-cell>
          <table:table-cell office:value-type="string">
            <text:p>Dana Alokasi Umum  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08      </text:p>
          </table:table-cell>
          <table:table-cell office:value-type="string">
            <text:p>4.2.2.01.01.</text:p>
          </table:table-cell>
          <table:table-cell office:value-type="string">
            <text:p>Dana Alokasi Umum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09      </text:p>
          </table:table-cell>
          <table:table-cell office:value-type="string">
            <text:p>4.2.3.</text:p>
          </table:table-cell>
          <table:table-cell office:value-type="string">
            <text:p>Dana Alokasi Khus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0      </text:p>
          </table:table-cell>
          <table:table-cell office:value-type="string">
            <text:p>4.2.3.01.</text:p>
          </table:table-cell>
          <table:table-cell office:value-type="string">
            <text:p>Dana Alokasi Khus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1      </text:p>
          </table:table-cell>
          <table:table-cell office:value-type="string">
            <text:p>4.2.3.01.01.</text:p>
          </table:table-cell>
          <table:table-cell office:value-type="string">
            <text:p>Dana Alokasi Khusu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2      </text:p>
          </table:table-cell>
          <table:table-cell office:value-type="string">
            <text:p>4.3.</text:p>
          </table:table-cell>
          <table:table-cell office:value-type="string">
            <text:p>LAIN-LAIN PENDAPATAN DAERAH YANG SA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3      </text:p>
          </table:table-cell>
          <table:table-cell office:value-type="string">
            <text:p>4.3.1.</text:p>
          </table:table-cell>
          <table:table-cell office:value-type="string">
            <text:p>Pendapatan Hib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4      </text:p>
          </table:table-cell>
          <table:table-cell office:value-type="string">
            <text:p>4.3.1.01.</text:p>
          </table:table-cell>
          <table:table-cell office:value-type="string">
            <text:p>Pendapatan Hibah dari Pemerinta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5      </text:p>
          </table:table-cell>
          <table:table-cell office:value-type="string">
            <text:p>4.3.1.01.01.</text:p>
          </table:table-cell>
          <table:table-cell office:value-type="string">
            <text:p>Pendapatan Hibah dari Pemerinta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6      </text:p>
          </table:table-cell>
          <table:table-cell office:value-type="string">
            <text:p>4.3.1.02.</text:p>
          </table:table-cell>
          <table:table-cell office:value-type="string">
            <text:p>Pendapatan Hibah dari Pemerintah Daerah lainy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7      </text:p>
          </table:table-cell>
          <table:table-cell office:value-type="string">
            <text:p>4.3.1.02.01.</text:p>
          </table:table-cell>
          <table:table-cell office:value-type="string">
            <text:p>Pemerintah Daerah dari Pemerintah Daerah lainy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18      </text:p>
          </table:table-cell>
          <table:table-cell office:value-type="string">
            <text:p>4.3.1.03.</text:p>
          </table:table-cell>
          <table:table-cell office:value-type="string">
            <text:p>Pendapatan Hibah dari Badan/Lembaga/Organisasi Swasta Dalam Neger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19      </text:p>
          </table:table-cell>
          <table:table-cell office:value-type="string">
            <text:p>4.3.1.03.01.</text:p>
          </table:table-cell>
          <table:table-cell office:value-type="string">
            <text:p>Badan/Lembaga/Organisasi Swast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333      </text:p>
          </table:table-cell>
          <table:table-cell office:value-type="string">
            <text:p>4.3.1.03.02.</text:p>
          </table:table-cell>
          <table:table-cell office:value-type="string">
            <text:p>Bantuan Pihak Ketig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9      </text:p>
          </table:table-cell>
          <table:table-cell office:value-type="string">
            <text:p>4.3.1.03.02.01.</text:p>
          </table:table-cell>
          <table:table-cell office:value-type="string">
            <text:p>Bantuan PT.  Jasa Raharja (Persero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0      </text:p>
          </table:table-cell>
          <table:table-cell office:value-type="string">
            <text:p>4.3.1.03.02.02.</text:p>
          </table:table-cell>
          <table:table-cell office:value-type="string">
            <text:p>I P E P (Iuran Pembiayaan Ekspoitasi dan Pemeliharaan Prasarana Pengairan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0      </text:p>
          </table:table-cell>
          <table:table-cell office:value-type="string">
            <text:p>4.3.1.04.</text:p>
          </table:table-cell>
          <table:table-cell office:value-type="string">
            <text:p>Pendapatan Hibah dari Kelompok Masyarakat/Perorang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21      </text:p>
          </table:table-cell>
          <table:table-cell office:value-type="string">
            <text:p>4.3.1.04.01.</text:p>
          </table:table-cell>
          <table:table-cell office:value-type="string">
            <text:p>Kelompok Masyarakat/Perorang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2      </text:p>
          </table:table-cell>
          <table:table-cell office:value-type="string">
            <text:p>4.3.1.05.</text:p>
          </table:table-cell>
          <table:table-cell office:value-type="string">
            <text:p>Pendapatan Hibah dari Luar Neger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23      </text:p>
          </table:table-cell>
          <table:table-cell office:value-type="string">
            <text:p>4.3.1.05.01.</text:p>
          </table:table-cell>
          <table:table-cell office:value-type="string">
            <text:p>Pendapatan Hibah dari Bilater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4      </text:p>
          </table:table-cell>
          <table:table-cell office:value-type="string">
            <text:p>4.3.1.05.02.</text:p>
          </table:table-cell>
          <table:table-cell office:value-type="string">
            <text:p>Pendapatan Hibah dari Multilater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5      </text:p>
          </table:table-cell>
          <table:table-cell office:value-type="string">
            <text:p>4.3.1.05.03.</text:p>
          </table:table-cell>
          <table:table-cell office:value-type="string">
            <text:p>Pendapatan Hibah dari Donor Lainnya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6      </text:p>
          </table:table-cell>
          <table:table-cell office:value-type="string">
            <text:p>4.3.2.</text:p>
          </table:table-cell>
          <table:table-cell office:value-type="string">
            <text:p>Dana Darura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27      </text:p>
          </table:table-cell>
          <table:table-cell office:value-type="string">
            <text:p>4.3.2.01.</text:p>
          </table:table-cell>
          <table:table-cell office:value-type="string">
            <text:p>Penanggulangan Korban/Kerusakan Akibat Bencana Al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28      </text:p>
          </table:table-cell>
          <table:table-cell office:value-type="string">
            <text:p>4.3.2.01.01.</text:p>
          </table:table-cell>
          <table:table-cell office:value-type="string">
            <text:p>Korban/Kerusakan Akibat Bencana Alam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29      </text:p>
          </table:table-cell>
          <table:table-cell office:value-type="string">
            <text:p>4.3.3.</text:p>
          </table:table-cell>
          <table:table-cell office:value-type="string">
            <text:p>Dana Bagi Hasil Pajak dari Provinsi dan Pemerintah Daerah Lainny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30      </text:p>
          </table:table-cell>
          <table:table-cell office:value-type="string">
            <text:p>4.3.3.01.</text:p>
          </table:table-cell>
          <table:table-cell office:value-type="string">
            <text:p>Dana Bagi Hasil Pajak dari Provin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31      </text:p>
          </table:table-cell>
          <table:table-cell office:value-type="string">
            <text:p>4.3.3.01.01.</text:p>
          </table:table-cell>
          <table:table-cell office:value-type="string">
            <text:p>Dana Bagi Hasil Pajak dari Provinsi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2      </text:p>
          </table:table-cell>
          <table:table-cell office:value-type="string">
            <text:p>4.3.3.02.</text:p>
          </table:table-cell>
          <table:table-cell office:value-type="string">
            <text:p>Dana Bagi Hasil Pajak dari Kabupat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33      </text:p>
          </table:table-cell>
          <table:table-cell office:value-type="string">
            <text:p>4.3.3.02.01.</text:p>
          </table:table-cell>
          <table:table-cell office:value-type="string">
            <text:p>Dana Bagi Hasil Pajak dari Kabupaten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4      </text:p>
          </table:table-cell>
          <table:table-cell office:value-type="string">
            <text:p>4.3.3.03.</text:p>
          </table:table-cell>
          <table:table-cell office:value-type="string">
            <text:p>Dana Bagi Hasil Pajak dari Ko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35      </text:p>
          </table:table-cell>
          <table:table-cell office:value-type="string">
            <text:p>4.3.3.03.01.</text:p>
          </table:table-cell>
          <table:table-cell office:value-type="string">
            <text:p>Dana Bagi Hasil Pajak dari Kota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6      </text:p>
          </table:table-cell>
          <table:table-cell office:value-type="string">
            <text:p>4.3.4.</text:p>
          </table:table-cell>
          <table:table-cell office:value-type="string">
            <text:p>Dana Penyesuaian dan Otonomi Khusu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37      </text:p>
          </table:table-cell>
          <table:table-cell office:value-type="string">
            <text:p>4.3.4.01.</text:p>
          </table:table-cell>
          <table:table-cell office:value-type="string">
            <text:p>Dana Penyesuai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38      </text:p>
          </table:table-cell>
          <table:table-cell office:value-type="string">
            <text:p>4.3.4.01.01.</text:p>
          </table:table-cell>
          <table:table-cell office:value-type="string">
            <text:p>Dana Penyesuai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39      </text:p>
          </table:table-cell>
          <table:table-cell office:value-type="string">
            <text:p>4.3.4.02.</text:p>
          </table:table-cell>
          <table:table-cell office:value-type="string">
            <text:p>Dana Otonomi Khusu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40      </text:p>
          </table:table-cell>
          <table:table-cell office:value-type="string">
            <text:p>4.3.4.02.01.</text:p>
          </table:table-cell>
          <table:table-cell office:value-type="string">
            <text:p>Dana Otonomi Khusu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1      </text:p>
          </table:table-cell>
          <table:table-cell office:value-type="string">
            <text:p>4.3.5.</text:p>
          </table:table-cell>
          <table:table-cell office:value-type="string">
            <text:p>Bantuan Keuangan dari Provinsi/Pemerintah Daerah Lainny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42      </text:p>
          </table:table-cell>
          <table:table-cell office:value-type="string">
            <text:p>4.3.5.01.</text:p>
          </table:table-cell>
          <table:table-cell office:value-type="string">
            <text:p>Bantuan Keuangan dari Provin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43      </text:p>
          </table:table-cell>
          <table:table-cell office:value-type="string">
            <text:p>4.3.5.01.01.</text:p>
          </table:table-cell>
          <table:table-cell office:value-type="string">
            <text:p>Bantuan Keuangan dari Provinsi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4      </text:p>
          </table:table-cell>
          <table:table-cell office:value-type="string">
            <text:p>4.3.5.02.</text:p>
          </table:table-cell>
          <table:table-cell office:value-type="string">
            <text:p>Bantuan Keuangan dari Kabupat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45      </text:p>
          </table:table-cell>
          <table:table-cell office:value-type="string">
            <text:p>4.3.5.02.01.</text:p>
          </table:table-cell>
          <table:table-cell office:value-type="string">
            <text:p>Bantuan Keuangan dari Kabupaten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46      </text:p>
          </table:table-cell>
          <table:table-cell office:value-type="string">
            <text:p>4.3.5.03.</text:p>
          </table:table-cell>
          <table:table-cell office:value-type="string">
            <text:p>Bantuan Keuangan dari Ko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47      </text:p>
          </table:table-cell>
          <table:table-cell office:value-type="string">
            <text:p>4.3.5.03.01.</text:p>
          </table:table-cell>
          <table:table-cell office:value-type="string">
            <text:p>Bantuan Keuangan dari Kota  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>
          <table:table-cell office:value-type="string">
            <text:p>251      </text:p>
          </table:table-cell>
          <table:table-cell office:value-type="string">
            <text:p>4.3.6.</text:p>
          </table:table-cell>
          <table:table-cell office:value-type="string">
            <text:p>Lain-lain Penerima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52      </text:p>
          </table:table-cell>
          <table:table-cell office:value-type="string">
            <text:p>4.3.6.01.</text:p>
          </table:table-cell>
          <table:table-cell office:value-type="string">
            <text:p>Lain-lain Penerima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261      </text:p>
          </table:table-cell>
          <table:table-cell office:value-type="string">
            <text:p>4.3.6.01.01.</text:p>
          </table:table-cell>
          <table:table-cell office:value-type="string">
            <text:p>Lain-lain Penerimaan..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1" table:number-rows-repeated="104827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/12/2014</text:date>, <text:time>16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funit" style:display-name="PageStyle_daf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frek" style:display-name="PageStyle_dafr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 M YUSUP</meta:initial-creator>
    <meta:creation-date>2014-12-03T14:58:13</meta:creation-date>
    <dc:date>2014-12-07T16:30:36.24</dc:date>
    <meta:editing-cycles>4</meta:editing-cycles>
    <meta:editing-duration>PT6M1S</meta:editing-duration>
    <meta:generator>OpenOffice/4.0.1$Win32 OpenOffice.org_project/401m5$Build-9714</meta:generator>
    <meta:document-statistic meta:table-count="3" meta:cell-count="3845" meta:object-count="0"/>
  </office:meta>
</office:document-meta>
</file>